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Standard">
      <style:paragraph-properties fo:margin-top="0in" fo:margin-bottom="0in" style:contextual-spacing="false"/>
    </style:style>
    <style:style style:name="P3"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4" style:family="paragraph" style:parent-style-name="Text_20_body">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5"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6" style:family="paragraph" style:parent-style-name="Text_20_body">
      <style:paragraph-properties fo:margin-top="0in" fo:margin-bottom="0in" style:contextual-spacing="false"/>
      <style:text-properties officeooo:paragraph-rsid="00306560"/>
    </style:style>
    <style:style style:name="P7" style:family="paragraph" style:parent-style-name="Text_20_body" style:list-style-name="L1">
      <style:paragraph-properties fo:margin-top="0in" fo:margin-bottom="0in" style:contextual-spacing="false"/>
      <style:text-properties officeooo:paragraph-rsid="00306560"/>
    </style:style>
    <style:style style:name="P8" style:family="paragraph" style:parent-style-name="Text_20_body" style:list-style-name="L2">
      <style:paragraph-properties fo:margin-top="0in" fo:margin-bottom="0in" style:contextual-spacing="false"/>
      <style:text-properties officeooo:paragraph-rsid="00306560"/>
    </style:style>
    <style:style style:name="P9" style:family="paragraph" style:parent-style-name="Text_20_body" style:list-style-name="L3">
      <style:paragraph-properties fo:margin-top="0in" fo:margin-bottom="0in" style:contextual-spacing="false"/>
      <style:text-properties officeooo:rsid="0021f272" officeooo:paragraph-rsid="0021f272"/>
    </style:style>
    <style:style style:name="P10" style:family="paragraph" style:parent-style-name="Text_20_body">
      <style:paragraph-properties fo:margin-top="0in" fo:margin-bottom="0in" style:contextual-spacing="false"/>
      <style:text-properties officeooo:paragraph-rsid="0021f272"/>
    </style:style>
    <style:style style:name="P11" style:family="paragraph" style:parent-style-name="Text_20_body" style:list-style-name="L3">
      <style:paragraph-properties fo:margin-top="0in" fo:margin-bottom="0in" style:contextual-spacing="false"/>
      <style:text-properties officeooo:paragraph-rsid="00306560"/>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paragraph-properties fo:margin-top="0in" fo:margin-bottom="0in" style:contextual-spacing="false"/>
      <style:text-properties officeooo:rsid="0029bda2" officeooo:paragraph-rsid="0029bda2"/>
    </style:style>
    <style:style style:name="P14" style:family="paragraph" style:parent-style-name="Text_20_body">
      <style:paragraph-properties fo:margin-top="0in" fo:margin-bottom="0in" style:contextual-spacing="false"/>
      <style:text-properties officeooo:paragraph-rsid="0029bda2"/>
    </style:style>
    <style:style style:name="P15" style:family="paragraph" style:parent-style-name="Text_20_body">
      <style:paragraph-properties fo:margin-left="0.7874in" fo:margin-right="0in" fo:margin-top="0in" fo:margin-bottom="0in" style:contextual-spacing="false" fo:text-indent="0in" style:auto-text-indent="false"/>
    </style:style>
    <style:style style:name="P16" style:family="paragraph" style:parent-style-name="Text_20_body">
      <style:paragraph-properties fo:margin-left="2.3626in" fo:margin-right="0in" fo:margin-top="0in" fo:margin-bottom="0in" style:contextual-spacing="false" fo:text-indent="0in" style:auto-text-indent="false"/>
    </style:style>
    <style:style style:name="P17" style:family="paragraph" style:parent-style-name="Text_20_body">
      <style:paragraph-properties fo:margin-left="1.5752in" fo:margin-right="0in" fo:margin-top="0in" fo:margin-bottom="0in" style:contextual-spacing="false" fo:text-indent="0in" style:auto-text-indent="false"/>
    </style:style>
    <style:style style:name="P18" style:family="paragraph" style:parent-style-name="Text_20_body">
      <style:paragraph-properties fo:margin-left="2.3626in" fo:margin-right="0in" fo:margin-top="0in" fo:margin-bottom="0in" style:contextual-spacing="false" fo:text-indent="0in" style:auto-text-indent="false"/>
      <style:text-properties officeooo:paragraph-rsid="002590d6"/>
    </style:style>
    <style:style style:name="P19" style:family="paragraph" style:parent-style-name="Text_20_body">
      <style:paragraph-properties fo:margin-left="3.1492in" fo:margin-right="0in" fo:margin-top="0in" fo:margin-bottom="0in" style:contextual-spacing="false" fo:text-indent="0in" style:auto-text-indent="false"/>
    </style:style>
    <style:style style:name="P20" style:family="paragraph" style:parent-style-name="Text_20_body">
      <style:paragraph-properties fo:margin-left="2.3626in" fo:margin-right="0in" fo:margin-top="0in" fo:margin-bottom="0in" style:contextual-spacing="false" fo:text-indent="0in" style:auto-text-indent="false"/>
      <style:text-properties officeooo:paragraph-rsid="0024735e"/>
    </style:style>
    <style:style style:name="P21" style:family="paragraph" style:parent-style-name="Text_20_body">
      <style:paragraph-properties fo:margin-left="0.7874in" fo:margin-right="0in" fo:margin-top="0in" fo:margin-bottom="0in" style:contextual-spacing="false" fo:text-indent="0in" style:auto-text-indent="false"/>
      <style:text-properties officeooo:paragraph-rsid="0024735e"/>
    </style:style>
    <style:style style:name="P22" style:family="paragraph" style:parent-style-name="Text_20_body">
      <style:paragraph-properties fo:margin-top="0in" fo:margin-bottom="0in" style:contextual-spacing="false"/>
      <style:text-properties officeooo:paragraph-rsid="002b881c"/>
    </style:style>
    <style:style style:name="P23" style:family="paragraph" style:parent-style-name="Heading_20_2">
      <style:text-properties officeooo:rsid="002590d6" officeooo:paragraph-rsid="002590d6"/>
    </style:style>
    <style:style style:name="P2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5" style:family="paragraph" style:parent-style-name="Header">
      <style:text-properties fo:language="zxx" fo:country="none" style:language-asian="zxx" style:country-asian="none"/>
    </style:style>
    <style:style style:name="P26" style:family="paragraph" style:parent-style-name="Header">
      <style:paragraph-properties style:snap-to-layout-grid="false"/>
    </style:style>
    <style:style style:name="P2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8" style:family="paragraph" style:parent-style-name="Footer">
      <style:paragraph-properties>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2.8437in"/>
        </style:tab-stops>
      </style:paragraph-properties>
    </style:style>
    <style:style style:name="P30" style:family="paragraph" style:parent-style-name="Text_20_body">
      <style:paragraph-properties fo:margin-top="0in" fo:margin-bottom="0in" style:contextual-spacing="false"/>
    </style:style>
    <style:style style:name="P31" style:family="paragraph" style:parent-style-name="Text_20_body">
      <style:paragraph-properties fo:margin-top="0in" fo:margin-bottom="0in" style: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32" style:family="paragraph" style:parent-style-name="Text_20_body">
      <style:paragraph-properties fo:margin-top="0in" fo:margin-bottom="0in" style:contextual-spacing="false"/>
      <style:text-properties officeooo:paragraph-rsid="0029bda2"/>
    </style:style>
    <style:style style:name="P33" style:family="paragraph" style:parent-style-name="Text_20_body">
      <style:paragraph-properties fo:margin-top="0in" fo:margin-bottom="0in" style:contextual-spacing="false"/>
      <style:text-properties officeooo:rsid="0011665d" officeooo:paragraph-rsid="00119610"/>
    </style:style>
    <style:style style:name="P34"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5"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6" style:family="paragraph" style:parent-style-name="Text_20_body">
      <style:paragraph-properties fo:margin-top="0in" fo:margin-bottom="0in" style:contextual-spacing="false"/>
      <style:text-properties officeooo:rsid="0028b833" officeooo:paragraph-rsid="0028b833"/>
    </style:style>
    <style:style style:name="P37"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38" style:family="paragraph" style:parent-style-name="Standard">
      <style:paragraph-properties fo:margin-top="0in" fo:margin-bottom="0in" style:contextual-spacing="false"/>
      <style:text-properties style:font-name="TimesNewRomanPSMT" fo:font-size="12pt"/>
    </style:style>
    <style:style style:name="P39" style:family="paragraph" style:parent-style-name="Standard">
      <style:paragraph-properties fo:margin-top="0in" fo:margin-bottom="0in" style:contextual-spacing="false"/>
      <style:text-properties officeooo:rsid="00147179" officeooo:paragraph-rsid="00147179"/>
    </style:style>
    <style:style style:name="P4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1" style:family="paragraph" style:parent-style-name="Standard">
      <style:text-properties officeooo:rsid="00213600" officeooo:paragraph-rsid="00213600"/>
    </style:style>
    <style:style style:name="P42" style:family="paragraph" style:parent-style-name="Standard">
      <style:text-properties officeooo:rsid="00213ca1" officeooo:paragraph-rsid="00213ca1"/>
    </style:style>
    <style:style style:name="P43"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44" style:family="paragraph" style:parent-style-name="Text_20_body">
      <style:text-properties officeooo:rsid="0012c8c5" officeooo:paragraph-rsid="0012c8c5"/>
    </style:style>
    <style:style style:name="P45" style:family="paragraph" style:parent-style-name="Text_20_body">
      <style:text-properties officeooo:rsid="00147179" officeooo:paragraph-rsid="00147179"/>
    </style:style>
    <style:style style:name="P46" style:family="paragraph" style:parent-style-name="Text_20_body">
      <style:text-properties officeooo:rsid="0015c617" officeooo:paragraph-rsid="0015c617"/>
    </style:style>
    <style:style style:name="P47" style:family="paragraph" style:parent-style-name="Text_20_body">
      <style:text-properties officeooo:rsid="00188d83" officeooo:paragraph-rsid="00188d83"/>
    </style:style>
    <style:style style:name="P48" style:family="paragraph" style:parent-style-name="Text_20_body">
      <style:text-properties fo:font-weight="bold" officeooo:rsid="001a79e2" officeooo:paragraph-rsid="001a79e2" style:font-weight-asian="bold" style:font-weight-complex="bold"/>
    </style:style>
    <style:style style:name="P49" style:family="paragraph" style:parent-style-name="Text_20_body">
      <style:text-properties officeooo:rsid="001deec2" officeooo:paragraph-rsid="001deec2"/>
    </style:style>
    <style:style style:name="P50"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51"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52"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53" style:family="paragraph" style:parent-style-name="Text_20_body">
      <style:paragraph-properties fo:break-before="page"/>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9252in" style:type="right" style:leader-style="dotted" style:leader-text="."/>
        </style:tab-stops>
      </style:paragraph-properties>
    </style:style>
    <style:style style:name="P56" style:family="paragraph" style:parent-style-name="Contents_20_3">
      <style:paragraph-properties>
        <style:tab-stops>
          <style:tab-stop style:position="6.9252in" style:type="right" style:leader-style="dotted" style:leader-text="."/>
        </style:tab-stops>
      </style:paragraph-properties>
    </style:style>
    <style:style style:name="P57" style:family="paragraph" style:parent-style-name="Contents_20_4">
      <style:paragraph-properties>
        <style:tab-stops>
          <style:tab-stop style:position="6.9252in" style:type="right" style:leader-style="dotted" style:leader-text="."/>
        </style:tab-stops>
      </style:paragraph-properties>
    </style:style>
    <style:style style:name="P58" style:family="paragraph" style:parent-style-name="Standard">
      <style:paragraph-properties fo:margin-top="0in" fo:margin-bottom="0in" style:contextual-spacing="false"/>
    </style:style>
    <style:style style:name="P59"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60" style:family="paragraph" style:parent-style-name="Text_20_body" style:list-style-name="L1"/>
    <style:style style:name="P61" style:family="paragraph" style:parent-style-name="Text_20_body" style:list-style-name="L5">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62" style:family="paragraph" style:parent-style-name="Text_20_body" style:list-style-name="L8">
      <style:text-properties officeooo:rsid="001deec2" officeooo:paragraph-rsid="001f8e76"/>
    </style:style>
    <style:style style:name="P63" style:family="paragraph" style:parent-style-name="Text_20_body" style:list-style-name="L8">
      <style:text-properties officeooo:rsid="001deec2" officeooo:paragraph-rsid="001deec2"/>
    </style:style>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paragraph-properties fo:margin-top="0in" fo:margin-bottom="0in" style:contextual-spacing="false"/>
    </style:style>
    <style:style style:name="P67" style:family="paragraph" style:parent-style-name="Text_20_body" style:list-style-name="L1">
      <style:paragraph-properties fo:margin-top="0in" fo:margin-bottom="0in" style:contextual-spacing="false"/>
      <style:text-properties officeooo:paragraph-rsid="00306560"/>
    </style:style>
    <style:style style:name="P68" style:family="paragraph" style:parent-style-name="Text_20_body" style:list-style-name="L2">
      <style:paragraph-properties fo:margin-top="0in" fo:margin-bottom="0in" style:contextual-spacing="false"/>
      <style:text-properties officeooo:paragraph-rsid="00306560"/>
    </style:style>
    <style:style style:name="P69" style:family="paragraph" style:parent-style-name="Text_20_body" style:list-style-name="L3">
      <style:paragraph-properties fo:margin-top="0in" fo:margin-bottom="0in" style:contextual-spacing="false"/>
      <style:text-properties officeooo:rsid="0021f272"/>
    </style:style>
    <style:style style:name="P70" style:family="paragraph" style:parent-style-name="Text_20_body" style:list-style-name="L3">
      <style:paragraph-properties fo:margin-top="0in" fo:margin-bottom="0in" style:contextual-spacing="false"/>
      <style:text-properties officeooo:rsid="0021f272" officeooo:paragraph-rsid="0021f272"/>
    </style:style>
    <style:style style:name="P71" style:family="paragraph" style:parent-style-name="Text_20_body" style:list-style-name="L3">
      <style:paragraph-properties fo:margin-top="0in" fo:margin-bottom="0in" style:contextual-spacing="false"/>
      <style:text-properties officeooo:paragraph-rsid="00306560"/>
    </style:style>
    <style:style style:name="P72" style:family="paragraph" style:parent-style-name="Text_20_body" style:list-style-name="L4">
      <style:paragraph-properties fo:margin-top="0in" fo:margin-bottom="0in" style:contextual-spacing="false"/>
    </style:style>
    <style:style style:name="P73" style:family="paragraph" style:parent-style-name="Text_20_body">
      <style:paragraph-properties fo:margin-top="0in" fo:margin-bottom="0in" style:contextual-spacing="false"/>
      <style:text-properties officeooo:rsid="0029bda2" officeooo:paragraph-rsid="0029bda2"/>
    </style:style>
    <style:style style:name="P74" style:family="paragraph" style:parent-style-name="Text_20_body" style:list-style-name="L12">
      <style:paragraph-properties fo:margin-top="0in" fo:margin-bottom="0in" style:contextual-spacing="false"/>
      <style:text-properties officeooo:rsid="0029bda2" officeooo:paragraph-rsid="0029bda2"/>
    </style:style>
    <style:style style:name="P75" style:family="paragraph" style:parent-style-name="Text_20_body" style:list-style-name="L11">
      <style:paragraph-properties fo:margin-top="0in" fo:margin-bottom="0in" style:contextual-spacing="false"/>
    </style:style>
    <style:style style:name="P76" style:family="paragraph" style:parent-style-name="Text_20_body" style:list-style-name="L4">
      <style:paragraph-properties fo:margin-top="0in" fo:margin-bottom="0in" style:contextual-spacing="false"/>
      <style:text-properties officeooo:rsid="0022b60a" officeooo:paragraph-rsid="0022b60a"/>
    </style:style>
    <style:style style:name="P77" style:family="paragraph" style:parent-style-name="Text_20_body" style:list-style-name="L12">
      <style:paragraph-properties fo:margin-top="0in" fo:margin-bottom="0in" style:contextual-spacing="false"/>
      <style:text-properties officeooo:paragraph-rsid="0029bda2"/>
    </style:style>
    <style:style style:name="P78" style:family="paragraph" style:parent-style-name="Text_20_body" style:list-style-name="L12">
      <style:paragraph-properties fo:margin-top="0in" fo:margin-bottom="0in" style:contextual-spacing="false"/>
      <style:text-properties officeooo:paragraph-rsid="002b881c"/>
    </style:style>
    <style:style style:name="P79" style:family="paragraph" style:parent-style-name="Text_20_body" style:list-style-name="L12">
      <style:paragraph-properties fo:margin-top="0in" fo:margin-bottom="0in" style:contextual-spacing="false"/>
      <style:text-properties officeooo:rsid="002b881c" officeooo:paragraph-rsid="002b881c"/>
    </style:style>
    <style:style style:name="P80" style:family="paragraph" style:parent-style-name="Text_20_body" style:list-style-name="L12">
      <style:paragraph-properties fo:margin-top="0in" fo:margin-bottom="0in" style:contextual-spacing="false"/>
      <style:text-properties officeooo:rsid="002b881c" officeooo:paragraph-rsid="002c4d88"/>
    </style:style>
    <style:style style:name="P81" style:family="paragraph" style:parent-style-name="Text_20_body">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82" style:family="paragraph" style:parent-style-name="Text_20_body">
      <style:paragraph-properties fo:margin-top="0in" fo:margin-bottom="0in" style:contextual-spacing="false"/>
      <style:text-properties officeooo:paragraph-rsid="0029bda2"/>
    </style:style>
    <style:style style:name="P83" style:family="paragraph" style:parent-style-name="Text_20_body">
      <style:paragraph-properties fo:margin-top="0in" fo:margin-bottom="0in" style:contextual-spacing="false"/>
      <style:text-properties officeooo:paragraph-rsid="00306560"/>
    </style:style>
    <style:style style:name="P84" style:family="paragraph" style:parent-style-name="Text_20_body">
      <style:paragraph-properties fo:margin-top="0in" fo:margin-bottom="0in" style:contextual-spacing="false"/>
      <style:text-properties officeooo:paragraph-rsid="0021f272"/>
    </style:style>
    <style:style style:name="P85" style:family="paragraph" style:parent-style-name="Text_20_body">
      <style:paragraph-properties fo:margin-top="0in" fo:margin-bottom="0in" style:contextual-spacing="false"/>
      <style:text-properties officeooo:paragraph-rsid="002b881c"/>
    </style:style>
    <style:style style:name="P86" style:family="paragraph" style:parent-style-name="Text_20_body" style:list-style-name="L12" style:master-page-name="">
      <style:paragraph-properties fo:margin-top="0in" fo:margin-bottom="0in" style:contextual-spacing="false" style:page-number="auto" fo:keep-with-next="always"/>
      <style:text-properties officeooo:rsid="002b881c" officeooo:paragraph-rsid="002b881c"/>
    </style:style>
    <style:style style:name="P87" style:family="paragraph" style:parent-style-name="Text_20_body" style:list-style-name="L6" style:master-page-name="">
      <style:paragraph-properties fo:margin-top="0in" fo:margin-bottom="0.0201in" style:contextual-spacing="false" style:page-number="auto" fo:background-color="transparent" style:shadow="none">
        <style:background-image/>
      </style:paragraph-properties>
      <style:text-properties officeooo:paragraph-rsid="001a79e2"/>
    </style:style>
    <style:style style:name="P88" style:family="paragraph" style:parent-style-name="Text_20_body" style:list-style-name="L6">
      <style:paragraph-properties fo:margin-top="0in" fo:margin-bottom="0.0201in" style:contextual-spacing="false" fo:background-color="transparent" style:shadow="none">
        <style:background-image/>
      </style:paragraph-properties>
      <style:text-properties officeooo:rsid="001aa5af" officeooo:paragraph-rsid="001aa5af"/>
    </style:style>
    <style:style style:name="P89" style:family="paragraph" style:parent-style-name="Text_20_body" style:list-style-name="L7">
      <style:paragraph-properties fo:margin-top="0in" fo:margin-bottom="0.0201in" style:contextual-spacing="false" fo:background-color="transparent" style:shadow="none">
        <style:background-image/>
      </style:paragraph-properties>
      <style:text-properties officeooo:rsid="001aa5af" officeooo:paragraph-rsid="001aa5af"/>
    </style:style>
    <style:style style:name="P90" style:family="paragraph" style:parent-style-name="Text_20_body" style:list-style-name="L7">
      <style:paragraph-properties fo:margin-top="0in" fo:margin-bottom="0.0201in" style:contextual-spacing="false" fo:background-color="transparent" style:shadow="none">
        <style:background-image/>
      </style:paragraph-properties>
      <style:text-properties officeooo:rsid="001c6c9c" officeooo:paragraph-rsid="001aa5af"/>
    </style:style>
    <style:style style:name="P91" style:family="paragraph" style:parent-style-name="Text_20_body" style:list-style-name="L7">
      <style:paragraph-properties fo:margin-top="0in" fo:margin-bottom="0.0201in" style:contextual-spacing="false" fo:background-color="transparent" style:shadow="none">
        <style:background-image/>
      </style:paragraph-properties>
      <style:text-properties officeooo:rsid="001ab8cf" officeooo:paragraph-rsid="001ab8cf"/>
    </style:style>
    <style:style style:name="P92" style:family="paragraph" style:parent-style-name="Text_20_body" style:list-style-name="L7">
      <style:paragraph-properties fo:margin-top="0in" fo:margin-bottom="0.0201in" style:contextual-spacing="false" fo:background-color="transparent" style:shadow="none">
        <style:background-image/>
      </style:paragraph-properties>
      <style:text-properties officeooo:rsid="001c53b7" officeooo:paragraph-rsid="001c53b7"/>
    </style:style>
    <style:style style:name="P93" style:family="paragraph" style:parent-style-name="Text_20_body">
      <style:paragraph-properties fo:margin-left="0.7874in" fo:margin-right="0in" fo:margin-top="0in" fo:margin-bottom="0in" style:contextual-spacing="false" fo:text-indent="0in" style:auto-text-indent="false"/>
    </style:style>
    <style:style style:name="P94" style:family="paragraph" style:parent-style-name="Text_20_body">
      <style:paragraph-properties fo:margin-left="0.7874in" fo:margin-right="0in" fo:margin-top="0in" fo:margin-bottom="0in" style:contextual-spacing="false" fo:text-indent="0in" style:auto-text-indent="false"/>
      <style:text-properties officeooo:paragraph-rsid="0024735e"/>
    </style:style>
    <style:style style:name="P95" style:family="paragraph" style:parent-style-name="Text_20_body">
      <style:paragraph-properties fo:margin-left="2.3626in" fo:margin-right="0in" fo:margin-top="0in" fo:margin-bottom="0in" style:contextual-spacing="false" fo:text-indent="0in" style:auto-text-indent="false"/>
    </style:style>
    <style:style style:name="P96" style:family="paragraph" style:parent-style-name="Text_20_body">
      <style:paragraph-properties fo:margin-left="2.3626in" fo:margin-right="0in" fo:margin-top="0in" fo:margin-bottom="0in" style:contextual-spacing="false" fo:text-indent="0in" style:auto-text-indent="false"/>
      <style:text-properties officeooo:paragraph-rsid="002590d6"/>
    </style:style>
    <style:style style:name="P97" style:family="paragraph" style:parent-style-name="Text_20_body">
      <style:paragraph-properties fo:margin-left="2.3626in" fo:margin-right="0in" fo:margin-top="0in" fo:margin-bottom="0in" style:contextual-spacing="false" fo:text-indent="0in" style:auto-text-indent="false"/>
      <style:text-properties officeooo:paragraph-rsid="0024735e"/>
    </style:style>
    <style:style style:name="P98" style:family="paragraph" style:parent-style-name="Text_20_body">
      <style:paragraph-properties fo:margin-left="1.5752in" fo:margin-right="0in" fo:margin-top="0in" fo:margin-bottom="0in" style:contextual-spacing="false" fo:text-indent="0in" style:auto-text-indent="false"/>
    </style:style>
    <style:style style:name="P99" style:family="paragraph" style:parent-style-name="Text_20_body">
      <style:paragraph-properties fo:margin-left="3.1492in" fo:margin-right="0in" fo:margin-top="0in" fo:margin-bottom="0in" style:contextual-spacing="false" fo:text-indent="0in" style:auto-text-indent="false"/>
    </style:style>
    <style:style style:name="P100"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101" style:family="paragraph" style:parent-style-name="Heading_20_2">
      <style:text-properties officeooo:rsid="002590d6" officeooo:paragraph-rsid="002590d6"/>
    </style:style>
    <style:style style:name="P102"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103" style:family="paragraph" style:parent-style-name="Heading_20_1" style:master-page-name="First_20_Page">
      <style:paragraph-properties style:page-number="auto"/>
    </style:style>
    <style:style style:name="P104"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10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07" style:family="paragraph" style:parent-style-name="Footer">
      <style:paragraph-properties>
        <style:tab-stops>
          <style:tab-stop style:position="3in" style:type="center"/>
          <style:tab-stop style:position="6.5in" style:type="right"/>
        </style:tab-stops>
      </style:paragraph-properties>
    </style:style>
    <style:style style:name="P108" style:family="paragraph" style:parent-style-name="Heading_20_4">
      <style:text-properties officeooo:rsid="0012c8c5" officeooo:paragraph-rsid="0012c8c5"/>
    </style:style>
    <style:style style:name="P109" style:family="paragraph" style:parent-style-name="Heading_20_4">
      <style:text-properties officeooo:rsid="0012c8c5" officeooo:paragraph-rsid="0015c617"/>
    </style:style>
    <style:style style:name="P110" style:family="paragraph" style:parent-style-name="Heading_20_4">
      <style:text-properties officeooo:rsid="0012c8c5" officeooo:paragraph-rsid="00188d83"/>
    </style:style>
    <style:style style:name="T1"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2" style:family="text">
      <style:text-properties officeooo:rsid="0029bda2"/>
    </style:style>
    <style:style style:name="T3" style:family="text">
      <style:text-properties officeooo:rsid="0024735e"/>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336256" style:font-size-asian="8pt" style:font-size-complex="8pt"/>
    </style:style>
    <style:style style:name="T7" style:family="text">
      <style:text-properties fo:font-size="9pt" style:font-size-asian="9pt"/>
    </style:style>
    <style:style style:name="T8"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12"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9"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20"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21"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22"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23"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4" style:family="text">
      <style:text-properties officeooo:rsid="0029bda2"/>
    </style:style>
    <style:style style:name="T25" style:family="text">
      <style:text-properties officeooo:rsid="0024735e"/>
    </style:style>
    <style:style style:name="T26" style:family="text">
      <style:text-properties style:text-underline-style="solid" style:text-underline-width="auto" style:text-underline-color="font-color"/>
    </style:style>
    <style:style style:name="T27" style:family="text">
      <style:text-properties style:text-position="33% 80%"/>
    </style:style>
    <style:style style:name="T28" style:family="text">
      <style:text-properties fo:font-style="italic" style:text-underline-style="none" style:font-style-asian="italic" style:font-style-complex="italic"/>
    </style:style>
    <style:style style:name="T29" style:family="text">
      <style:text-properties style:text-position="super 58%"/>
    </style:style>
    <style:style style:name="T30" style:family="text">
      <style:text-properties officeooo:rsid="00119610"/>
    </style:style>
    <style:style style:name="T31" style:family="text">
      <style:text-properties officeooo:rsid="001a79e2"/>
    </style:style>
    <style:style style:name="T32" style:family="text">
      <style:text-properties officeooo:rsid="001ab8cf"/>
    </style:style>
    <style:style style:name="T33" style:family="text">
      <style:text-properties officeooo:rsid="001c6c9c"/>
    </style:style>
    <style:style style:name="T34" style:family="text">
      <style:text-properties officeooo:rsid="001deec2"/>
    </style:style>
    <style:style style:name="T35" style:family="text">
      <style:text-properties officeooo:rsid="00213ca1"/>
    </style:style>
    <style:style style:name="T36" style:family="text">
      <style:text-properties officeooo:rsid="0021f272"/>
    </style:style>
    <style:style style:name="T37" style:family="text">
      <style:text-properties officeooo:rsid="0022b60a"/>
    </style:style>
    <style:style style:name="T38" style:family="text">
      <style:text-properties officeooo:rsid="0023764c"/>
    </style:style>
    <style:style style:name="T39" style:family="text">
      <style:text-properties officeooo:rsid="002b881c"/>
    </style:style>
    <style:style style:name="T40" style:family="text">
      <style:text-properties officeooo:rsid="002c4d88"/>
    </style:style>
    <style:style style:name="T41" style:family="text">
      <style:text-properties officeooo:rsid="002d9729"/>
    </style:style>
    <style:style style:name="T42" style:family="text">
      <style:text-properties officeooo:rsid="00306560"/>
    </style:style>
    <style:style style:name="T43" style:family="text">
      <style:text-properties officeooo:rsid="00308e3a"/>
    </style:style>
    <style:style style:name="T44" style:family="text">
      <style:text-properties officeooo:rsid="00328b3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86139120" text:id="ct86139120">
          <text:insertion>
            <office:change-info>
              <dc:creator>Balazs Racz</dc:creator>
              <dc:date>2015-02-15T20:01:00</dc:date>
            </office:change-info>
          </text:insertion>
        </text:changed-region>
        <text:changed-region xml:id="ct86139552" text:id="ct86139552">
          <text:deletion>
            <office:change-info>
              <dc:creator>Balazs Racz</dc:creator>
              <dc:date>2015-02-15T20:01:00</dc:date>
            </office:change-info>
            <text:p text:style-name="P1">"</text:p>
          </text:deletion>
        </text:changed-region>
        <text:changed-region xml:id="ct86140896" text:id="ct86140896">
          <text:deletion>
            <office:change-info>
              <dc:creator>Balazs Racz</dc:creator>
              <dc:date>2015-02-15T20:01:00</dc:date>
            </office:change-info>
            <text:p text:style-name="P1">"</text:p>
          </text:deletion>
        </text:changed-region>
        <text:changed-region xml:id="ct86141088" text:id="ct86141088">
          <text:insertion>
            <office:change-info>
              <dc:creator>Balazs Racz</dc:creator>
              <dc:date>2015-02-15T20:01:00</dc:date>
            </office:change-info>
          </text:insertion>
        </text:changed-region>
        <text:changed-region xml:id="ct86152416" text:id="ct86152416">
          <text:insertion>
            <office:change-info>
              <dc:creator>Balazs Racz</dc:creator>
              <dc:date>2015-02-15T20:04:00</dc:date>
            </office:change-info>
          </text:insertion>
        </text:changed-region>
        <text:changed-region xml:id="ct86152688" text:id="ct86152688">
          <text:deletion>
            <office:change-info>
              <dc:creator>Balazs Racz</dc:creator>
              <dc:date>2015-02-15T20:04:00</dc:date>
            </office:change-info>
            <text:p text:style-name="Standard"><text:s text:c="2"/></text:p>
          </text:deletion>
        </text:changed-region>
        <text:changed-region xml:id="ct86153024" text:id="ct86153024">
          <text:insertion>
            <office:change-info>
              <dc:creator>Balazs Racz</dc:creator>
              <dc:date>2015-02-15T20:08:00</dc:date>
            </office:change-info>
          </text:insertion>
        </text:changed-region>
        <text:changed-region xml:id="ct86153216" text:id="ct86153216">
          <text:insertion>
            <office:change-info>
              <dc:creator>Balazs Racz</dc:creator>
              <dc:date>2015-02-15T20:09:00</dc:date>
            </office:change-info>
          </text:insertion>
        </text:changed-region>
        <text:changed-region xml:id="ct86154672" text:id="ct86154672">
          <text:format-change>
            <office:change-info>
              <dc:creator>Balazs Racz</dc:creator>
              <dc:date>2015-02-15T20:04:00</dc:date>
            </office:change-info>
          </text:format-change>
        </text:changed-region>
        <text:changed-region xml:id="ct86155008" text:id="ct86155008">
          <text:deletion>
            <office:change-info>
              <dc:creator>Balazs Racz</dc:creator>
              <dc:date>2015-02-15T20:09:00</dc:date>
            </office:change-info>
            <text:p text:style-name="P2"/>
            <text:p text:style-name="P3"/>
            <text:p text:style-name="P2"><text:span text:style-name="T1"/></text:p>
          </text:deletion>
        </text:changed-region>
        <text:changed-region xml:id="ct86156800" text:id="ct86156800">
          <text:insertion>
            <office:change-info>
              <dc:creator>Balazs Racz</dc:creator>
              <dc:date>2015-02-15T20:10:00</dc:date>
            </office:change-info>
          </text:insertion>
        </text:changed-region>
        <text:changed-region xml:id="ct86158000" text:id="ct86158000">
          <text:insertion>
            <office:change-info>
              <dc:creator>Balazs Racz</dc:creator>
              <dc:date>2015-02-15T20:10:00</dc:date>
            </office:change-info>
          </text:insertion>
        </text:changed-region>
        <text:changed-region xml:id="ct86157072" text:id="ct86157072">
          <text:deletion>
            <office:change-info>
              <dc:creator>Balazs Racz</dc:creator>
              <dc:date>2015-02-15T20:10:00</dc:date>
            </office:change-info>
            <text:p text:style-name="P2">e </text:p>
          </text:deletion>
        </text:changed-region>
        <text:changed-region xml:id="ct86159392" text:id="ct86159392">
          <text:insertion>
            <office:change-info>
              <dc:creator>Balazs Racz</dc:creator>
              <dc:date>2015-02-15T20:10:00</dc:date>
            </office:change-info>
          </text:insertion>
        </text:changed-region>
        <text:changed-region xml:id="ct86160992" text:id="ct86160992">
          <text:insertion>
            <office:change-info>
              <dc:creator>Balazs Racz</dc:creator>
              <dc:date>2015-02-15T20:10:00</dc:date>
            </office:change-info>
          </text:insertion>
        </text:changed-region>
        <text:changed-region xml:id="ct86162192" text:id="ct86162192">
          <text:insertion>
            <office:change-info>
              <dc:creator>Balazs Racz</dc:creator>
              <dc:date>2015-02-15T20:10:00</dc:date>
            </office:change-info>
          </text:insertion>
        </text:changed-region>
        <text:changed-region xml:id="ct86163648" text:id="ct86163648">
          <text:insertion>
            <office:change-info>
              <dc:creator>Balazs Racz</dc:creator>
              <dc:date>2015-02-15T20:11:00</dc:date>
            </office:change-info>
          </text:insertion>
        </text:changed-region>
        <text:changed-region xml:id="ct86147328" text:id="ct86147328">
          <text:deletion>
            <office:change-info>
              <dc:creator>Balazs Racz</dc:creator>
              <dc:date>2015-02-15T20:10:00</dc:date>
            </office:change-info>
            <text:p text:style-name="P3"/>
            <text:p text:style-name="P4"/>
          </text:deletion>
        </text:changed-region>
        <text:changed-region xml:id="ct86160576" text:id="ct86160576">
          <text:deletion>
            <office:change-info>
              <dc:creator>Balazs Racz</dc:creator>
              <dc:date>2015-02-15T20:09:00</dc:date>
            </office:change-info>
            <text:p text:style-name="P4">Because the using node may not have external connections, XML features requiring those (Xinclude, schema default values, …) are not be assumed to be present. By specifying XML 1.0 only, XInclude, XML Namespaces, XML Base, xml:id and other extensions have been excluded.</text:p>
            <text:p text:style-name="P1"/>
            <text:p text:style-name="P3">The CDI may specify stylesheets (because the XML 1.0 standard is consistent with that)</text:p>
          </text:deletion>
        </text:changed-region>
        <text:changed-region xml:id="ct86151456" text:id="ct86151456">
          <text:deletion>
            <office:change-info>
              <dc:creator>Balazs Racz</dc:creator>
              <dc:date>2015-02-15T20:10:00</dc:date>
            </office:change-info>
            <text:p text:style-name="P3"/>
            <text:p text:style-name="P3"/>
          </text:deletion>
        </text:changed-region>
        <text:changed-region xml:id="ct84848624" text:id="ct84848624">
          <text:format-change>
            <office:change-info>
              <dc:creator>Balazs Racz</dc:creator>
              <dc:date>2015-02-15T20:06:00</dc:date>
            </office:change-info>
          </text:format-change>
        </text:changed-region>
        <text:changed-region xml:id="ct86158192" text:id="ct86158192">
          <text:insertion>
            <office:change-info>
              <dc:creator>Balazs Racz</dc:creator>
              <dc:date>2015-02-15T20:12:00</dc:date>
            </office:change-info>
          </text:insertion>
        </text:changed-region>
        <text:changed-region xml:id="ct84847648" text:id="ct84847648">
          <text:deletion>
            <office:change-info>
              <dc:creator>Balazs Racz</dc:creator>
              <dc:date>2015-02-15T20:12:00</dc:date>
            </office:change-info>
            <text:h text:style-name="P5" text:outline-level="3"/>
            <text:h text:style-name="P5" text:outline-level="3"/>
          </text:deletion>
        </text:changed-region>
        <text:changed-region xml:id="ct84853360" text:id="ct84853360">
          <text:insertion>
            <office:change-info>
              <dc:creator>Balazs Racz</dc:creator>
              <dc:date>2015-02-15T20:12:00</dc:date>
            </office:change-info>
          </text:insertion>
        </text:changed-region>
        <text:changed-region xml:id="ct86179520" text:id="ct86179520">
          <text:insertion>
            <office:change-info>
              <dc:creator>Balazs Racz</dc:creator>
              <dc:date>2015-02-15T20:14:00</dc:date>
            </office:change-info>
          </text:insertion>
        </text:changed-region>
        <text:changed-region xml:id="ct86180544" text:id="ct86180544">
          <text:insertion>
            <office:change-info>
              <dc:creator>Balazs Racz</dc:creator>
              <dc:date>2015-02-15T20:19:00</dc:date>
            </office:change-info>
          </text:insertion>
        </text:changed-region>
        <text:changed-region xml:id="ct86180736" text:id="ct86180736">
          <text:insertion>
            <office:change-info>
              <dc:creator>Balazs Racz</dc:creator>
              <dc:date>2015-02-15T20:20:00</dc:date>
            </office:change-info>
          </text:insertion>
        </text:changed-region>
        <text:changed-region xml:id="ct86182688" text:id="ct86182688">
          <text:insertion>
            <office:change-info>
              <dc:creator>Balazs Racz</dc:creator>
              <dc:date>2015-02-15T20:21:00</dc:date>
            </office:change-info>
          </text:insertion>
        </text:changed-region>
        <text:changed-region xml:id="ct86185744" text:id="ct86185744">
          <text:insertion>
            <office:change-info>
              <dc:creator>Balazs Racz</dc:creator>
              <dc:date>2015-02-15T20:54:00</dc:date>
            </office:change-info>
          </text:insertion>
        </text:changed-region>
        <text:changed-region xml:id="ct86186896" text:id="ct86186896">
          <text:insertion>
            <office:change-info>
              <dc:creator>Balazs Racz</dc:creator>
              <dc:date>2015-02-15T20:56:00</dc:date>
            </office:change-info>
          </text:insertion>
        </text:changed-region>
        <text:changed-region xml:id="ct86186704" text:id="ct86186704">
          <text:insertion>
            <office:change-info>
              <dc:creator>Balazs Racz</dc:creator>
              <dc:date>2015-02-15T20:57:00</dc:date>
            </office:change-info>
          </text:insertion>
        </text:changed-region>
        <text:changed-region xml:id="ct86189504" text:id="ct86189504">
          <text:insertion>
            <office:change-info>
              <dc:creator>Balazs Racz</dc:creator>
              <dc:date>2015-02-15T20:55:00</dc:date>
            </office:change-info>
          </text:insertion>
        </text:changed-region>
        <text:changed-region xml:id="ct86191408" text:id="ct86191408">
          <text:insertion>
            <office:change-info>
              <dc:creator>Balazs Racz</dc:creator>
              <dc:date>2015-02-15T20:58:00</dc:date>
            </office:change-info>
          </text:insertion>
        </text:changed-region>
        <text:changed-region xml:id="ct86191600" text:id="ct86191600">
          <text:insertion>
            <office:change-info>
              <dc:creator>Balazs Racz</dc:creator>
              <dc:date>2015-02-15T20:59:00</dc:date>
            </office:change-info>
          </text:insertion>
        </text:changed-region>
        <text:changed-region xml:id="ct86190576" text:id="ct86190576">
          <text:insertion>
            <office:change-info>
              <dc:creator>Balazs Racz</dc:creator>
              <dc:date>2015-02-15T21:00:00</dc:date>
            </office:change-info>
          </text:insertion>
        </text:changed-region>
        <text:changed-region xml:id="ct84857408" text:id="ct84857408">
          <text:insertion>
            <office:change-info>
              <dc:creator>Balazs Racz</dc:creator>
              <dc:date>2015-02-15T21:02:00</dc:date>
            </office:change-info>
          </text:insertion>
        </text:changed-region>
        <text:changed-region xml:id="ct86183504" text:id="ct86183504">
          <text:insertion>
            <office:change-info>
              <dc:creator>Balazs Racz</dc:creator>
              <dc:date>2015-02-15T21:07:00</dc:date>
            </office:change-info>
          </text:insertion>
        </text:changed-region>
        <text:changed-region xml:id="ct86188832" text:id="ct86188832">
          <text:insertion>
            <office:change-info>
              <dc:creator>Balazs Racz</dc:creator>
              <dc:date>2015-02-15T21:08:00</dc:date>
            </office:change-info>
          </text:insertion>
        </text:changed-region>
        <text:changed-region xml:id="ct86231792" text:id="ct86231792">
          <text:insertion>
            <office:change-info>
              <dc:creator>Balazs Racz</dc:creator>
              <dc:date>2015-02-15T21:09:00</dc:date>
            </office:change-info>
          </text:insertion>
        </text:changed-region>
        <text:changed-region xml:id="ct86230464" text:id="ct86230464">
          <text:insertion>
            <office:change-info>
              <dc:creator>Balazs Racz</dc:creator>
              <dc:date>2015-02-15T21:40:00</dc:date>
            </office:change-info>
          </text:insertion>
        </text:changed-region>
        <text:changed-region xml:id="ct86238560" text:id="ct86238560">
          <text:insertion>
            <office:change-info>
              <dc:creator>Balazs Racz</dc:creator>
              <dc:date>2015-02-15T21:41:00</dc:date>
            </office:change-info>
          </text:insertion>
        </text:changed-region>
        <text:changed-region xml:id="ct85218176" text:id="ct85218176">
          <text:insertion>
            <office:change-info>
              <dc:creator>Balazs Racz</dc:creator>
              <dc:date>2015-02-15T21:42:00</dc:date>
            </office:change-info>
          </text:insertion>
        </text:changed-region>
        <text:changed-region xml:id="ct85215952" text:id="ct85215952">
          <text:insertion>
            <office:change-info>
              <dc:creator>Balazs Racz</dc:creator>
              <dc:date>2015-02-15T21:43:00</dc:date>
            </office:change-info>
          </text:insertion>
        </text:changed-region>
        <text:changed-region xml:id="ct86238976" text:id="ct86238976">
          <text:insertion>
            <office:change-info>
              <dc:creator>Balazs Racz</dc:creator>
              <dc:date>2015-02-15T21:44:00</dc:date>
            </office:change-info>
          </text:insertion>
        </text:changed-region>
        <text:changed-region xml:id="ct86231040" text:id="ct86231040">
          <text:insertion>
            <office:change-info>
              <dc:creator>Balazs Racz</dc:creator>
              <dc:date>2015-02-15T22:14:00</dc:date>
            </office:change-info>
          </text:insertion>
        </text:changed-region>
        <text:changed-region xml:id="ct85216240" text:id="ct85216240">
          <text:insertion>
            <office:change-info>
              <dc:creator>Balazs Racz</dc:creator>
              <dc:date>2015-02-15T22:15:00</dc:date>
            </office:change-info>
          </text:insertion>
        </text:changed-region>
        <text:changed-region xml:id="ct85227744" text:id="ct85227744">
          <text:insertion>
            <office:change-info>
              <dc:creator>Balazs Racz</dc:creator>
              <dc:date>2015-02-15T22:16:00</dc:date>
            </office:change-info>
          </text:insertion>
        </text:changed-region>
        <text:changed-region xml:id="ct85228576" text:id="ct85228576">
          <text:insertion>
            <office:change-info>
              <dc:creator>Balazs Racz</dc:creator>
              <dc:date>2015-02-15T22:17:00</dc:date>
            </office:change-info>
          </text:insertion>
        </text:changed-region>
        <text:changed-region xml:id="ct85228768" text:id="ct85228768">
          <text:insertion>
            <office:change-info>
              <dc:creator>Balazs Racz</dc:creator>
              <dc:date>2015-02-15T22:18:00</dc:date>
            </office:change-info>
          </text:insertion>
        </text:changed-region>
        <text:changed-region xml:id="ct86251648" text:id="ct86251648">
          <text:insertion>
            <office:change-info>
              <dc:creator>Balazs Racz</dc:creator>
              <dc:date>2015-02-15T22:19:00</dc:date>
            </office:change-info>
          </text:insertion>
        </text:changed-region>
        <text:changed-region xml:id="ct85227936" text:id="ct85227936">
          <text:deletion>
            <office:change-info>
              <dc:creator>Balazs Racz</dc:creator>
              <dc:date>2015-02-15T22:19:00</dc:date>
            </office:change-info>
            <text:h text:style-name="Heading_20_1" text:outline-level="1">Additional</text:h>
          </text:deletion>
        </text:changed-region>
        <text:changed-region xml:id="ct86251840" text:id="ct86251840">
          <text:insertion>
            <office:change-info>
              <dc:creator>Balazs Racz</dc:creator>
              <dc:date>2015-02-15T22:19:00</dc:date>
            </office:change-info>
          </text:insertion>
        </text:changed-region>
        <text:changed-region xml:id="ct85220480" text:id="ct85220480">
          <text:deletion>
            <office:change-info>
              <dc:creator>Balazs Racz</dc:creator>
              <dc:date>2015-02-15T22:19:00</dc:date>
            </office:change-info>
            <text:h text:style-name="Heading_20_1" text:outline-level="1"/>
            <text:p text:style-name="Standard"/>
          </text:deletion>
        </text:changed-region>
        <text:changed-region xml:id="ct86271984" text:id="ct86271984">
          <text:deletion>
            <office:change-info>
              <dc:creator>Balazs Racz</dc:creator>
              <dc:date>2015-02-16T20:00:00</dc:date>
            </office:change-info>
            <text:p text:style-name="Text_20_body">to</text:p>
          </text:deletion>
        </text:changed-region>
        <text:changed-region xml:id="ct86273488" text:id="ct86273488">
          <text:insertion>
            <office:change-info>
              <dc:creator>Balazs Racz</dc:creator>
              <dc:date>2015-02-16T20:00:00</dc:date>
            </office:change-info>
          </text:insertion>
        </text:changed-region>
        <text:changed-region xml:id="ct86269904" text:id="ct86269904">
          <text:deletion>
            <office:change-info>
              <dc:creator>Balazs Racz</dc:creator>
              <dc:date>2015-02-16T20:01:00</dc:date>
            </office:change-info>
            <text:p text:style-name="P6">2) </text:p>
          </text:deletion>
        </text:changed-region>
        <text:changed-region xml:id="ct86272528" text:id="ct86272528">
          <text:insertion>
            <office:change-info>
              <dc:creator>Balazs Racz</dc:creator>
              <dc:date>2015-02-16T20:01:00</dc:date>
            </office:change-info>
          </text:insertion>
        </text:changed-region>
        <text:changed-region xml:id="ct86268832" text:id="ct86268832">
          <text:deletion>
            <office:change-info>
              <dc:creator>Balazs Racz</dc:creator>
              <dc:date>2015-02-16T20:01:00</dc:date>
            </office:change-info>
            <text:list xml:id="list5960515029587069137" text:style-name="L1">
              <text:list-item>
                <text:list>
                  <text:list-item>
                    <text:p text:style-name="P7"/>
                  </text:list-item>
                </text:list>
              </text:list-item>
            </text:list>
            <text:p text:style-name="P1"/>
            <text:list xml:id="list4024659364459" text:continue-numbering="true" text:style-name="L1">
              <text:list-item>
                <text:list>
                  <text:list-item>
                    <text:p text:style-name="P7">2A) </text:p>
                  </text:list-item>
                </text:list>
              </text:list-item>
            </text:list>
          </text:deletion>
        </text:changed-region>
        <text:changed-region xml:id="ct86272720" text:id="ct86272720">
          <text:deletion>
            <office:change-info>
              <dc:creator>Balazs Racz</dc:creator>
              <dc:date>2015-02-15T22:20:00</dc:date>
            </office:change-info>
            <text:p text:style-name="P6">upgradable</text:p>
          </text:deletion>
        </text:changed-region>
        <text:changed-region xml:id="ct86275440" text:id="ct86275440">
          <text:insertion>
            <office:change-info>
              <dc:creator>Balazs Racz</dc:creator>
              <dc:date>2015-02-15T22:20:00</dc:date>
            </office:change-info>
          </text:insertion>
        </text:changed-region>
        <text:changed-region xml:id="ct86274800" text:id="ct86274800">
          <text:insertion>
            <office:change-info>
              <dc:creator>Balazs Racz</dc:creator>
              <dc:date>2015-02-16T20:01:00</dc:date>
            </office:change-info>
          </text:insertion>
        </text:changed-region>
        <text:changed-region xml:id="ct86272912" text:id="ct86272912">
          <text:deletion>
            <office:change-info>
              <dc:creator>Balazs Racz</dc:creator>
              <dc:date>2015-02-16T20:01:00</dc:date>
            </office:change-info>
            <text:list xml:id="list4025484454168" text:continue-numbering="true" text:style-name="L1">
              <text:list-item>
                <text:list>
                  <text:list-item>
                    <text:p text:style-name="P7"/>
                  </text:list-item>
                  <text:list-item>
                    <text:p text:style-name="P7"/>
                  </text:list-item>
                  <text:list-item>
                    <text:p text:style-name="P7">2B) </text:p>
                  </text:list-item>
                </text:list>
              </text:list-item>
            </text:list>
          </text:deletion>
        </text:changed-region>
        <text:changed-region xml:id="ct86265104" text:id="ct86265104">
          <text:insertion>
            <office:change-info>
              <dc:creator>Balazs Racz</dc:creator>
              <dc:date>2015-02-16T20:01:00</dc:date>
            </office:change-info>
          </text:insertion>
        </text:changed-region>
        <text:changed-region xml:id="ct86269600" text:id="ct86269600">
          <text:deletion>
            <office:change-info>
              <dc:creator>Balazs Racz</dc:creator>
              <dc:date>2015-02-16T20:01:00</dc:date>
            </office:change-info>
            <text:list xml:id="list4025711372238" text:continue-numbering="true" text:style-name="L1">
              <text:list-item>
                <text:p text:style-name="P7"/>
              </text:list-item>
              <text:list-item>
                <text:p text:style-name="P7">3) </text:p>
              </text:list-item>
            </text:list>
          </text:deletion>
        </text:changed-region>
        <text:changed-region xml:id="ct86270096" text:id="ct86270096">
          <text:deletion>
            <office:change-info>
              <dc:creator>Balazs Racz</dc:creator>
              <dc:date>2015-02-16T20:00:00</dc:date>
            </office:change-info>
            <text:list xml:id="list4024956572691" text:continue-numbering="true" text:style-name="L1">
              <text:list-item>
                <text:p text:style-name="P7"/>
              </text:list-item>
              <text:list-item>
                <text:p text:style-name="P7"/>
              </text:list-item>
            </text:list>
          </text:deletion>
        </text:changed-region>
        <text:changed-region xml:id="ct86273104" text:id="ct86273104">
          <text:deletion>
            <office:change-info>
              <dc:creator>Balazs Racz</dc:creator>
              <dc:date>2015-02-16T20:01:00</dc:date>
            </office:change-info>
            <text:list xml:id="list4026201418354" text:continue-numbering="true" text:style-name="L1">
              <text:list-item>
                <text:p text:style-name="P7"/>
              </text:list-item>
              <text:list-item>
                <text:p text:style-name="P7"/>
              </text:list-item>
            </text:list>
          </text:deletion>
        </text:changed-region>
        <text:changed-region xml:id="ct86190784" text:id="ct86190784">
          <text:insertion>
            <office:change-info>
              <dc:creator>Balazs Racz</dc:creator>
              <dc:date>2015-02-16T20:01:00</dc:date>
            </office:change-info>
          </text:insertion>
        </text:changed-region>
        <text:changed-region xml:id="ct86277600" text:id="ct86277600">
          <text:deletion>
            <office:change-info>
              <dc:creator>Balazs Racz</dc:creator>
              <dc:date>2015-02-16T20:01:00</dc:date>
            </office:change-info>
            <text:list xml:id="list4025190913226" text:continue-numbering="true" text:style-name="L1">
              <text:list-item>
                <text:p text:style-name="P7"/>
              </text:list-item>
              <text:list-item>
                <text:p text:style-name="P7">4) </text:p>
              </text:list-item>
            </text:list>
          </text:deletion>
        </text:changed-region>
        <text:changed-region xml:id="ct86277408" text:id="ct86277408">
          <text:deletion>
            <office:change-info>
              <dc:creator>Balazs Racz</dc:creator>
              <dc:date>2015-02-16T20:00:00</dc:date>
            </office:change-info>
            <text:list xml:id="list4026277792852" text:continue-numbering="true" text:style-name="L1">
              <text:list-item>
                <text:p text:style-name="P7"/>
              </text:list-item>
              <text:list-item>
                <text:p text:style-name="P7"/>
              </text:list-item>
            </text:list>
          </text:deletion>
        </text:changed-region>
        <text:changed-region xml:id="ct86190976" text:id="ct86190976">
          <text:deletion>
            <office:change-info>
              <dc:creator>Balazs Racz</dc:creator>
              <dc:date>2015-02-16T20:01:00</dc:date>
            </office:change-info>
            <text:list xml:id="list4026278231694" text:continue-numbering="true" text:style-name="L1">
              <text:list-item>
                <text:p text:style-name="P7"/>
              </text:list-item>
              <text:list-item>
                <text:p text:style-name="P7"/>
              </text:list-item>
            </text:list>
          </text:deletion>
        </text:changed-region>
        <text:changed-region xml:id="ct86277792" text:id="ct86277792">
          <text:insertion>
            <office:change-info>
              <dc:creator>Balazs Racz</dc:creator>
              <dc:date>2015-02-16T20:01:00</dc:date>
            </office:change-info>
          </text:insertion>
        </text:changed-region>
        <text:changed-region xml:id="ct86278240" text:id="ct86278240">
          <text:deletion>
            <office:change-info>
              <dc:creator>Balazs Racz</dc:creator>
              <dc:date>2015-02-16T20:01:00</dc:date>
            </office:change-info>
            <text:list xml:id="list4025257750457" text:continue-numbering="true" text:style-name="L1">
              <text:list-item>
                <text:list>
                  <text:list-item>
                    <text:p text:style-name="P7"/>
                  </text:list-item>
                  <text:list-item>
                    <text:p text:style-name="P7"/>
                  </text:list-item>
                  <text:list-item>
                    <text:p text:style-name="P7">4A) </text:p>
                  </text:list-item>
                </text:list>
              </text:list-item>
            </text:list>
          </text:deletion>
        </text:changed-region>
        <text:changed-region xml:id="ct86278656" text:id="ct86278656">
          <text:deletion>
            <office:change-info>
              <dc:creator>Balazs Racz</dc:creator>
              <dc:date>2015-02-16T20:03:00</dc:date>
            </office:change-info>
            <text:p text:style-name="P6">The</text:p>
          </text:deletion>
        </text:changed-region>
        <text:changed-region xml:id="ct86278432" text:id="ct86278432">
          <text:insertion>
            <office:change-info>
              <dc:creator>Balazs Racz</dc:creator>
              <dc:date>2015-02-16T20:03:00</dc:date>
            </office:change-info>
          </text:insertion>
        </text:changed-region>
        <text:changed-region xml:id="ct86278848" text:id="ct86278848">
          <text:deletion>
            <office:change-info>
              <dc:creator>Balazs Racz</dc:creator>
              <dc:date>2015-02-16T20:03:00</dc:date>
            </office:change-info>
            <text:p text:style-name="P6">will be defined elsewhere/elsewhen</text:p>
          </text:deletion>
        </text:changed-region>
        <text:changed-region xml:id="ct86280224" text:id="ct86280224">
          <text:insertion>
            <office:change-info>
              <dc:creator>Balazs Racz</dc:creator>
              <dc:date>2015-02-16T20:03:00</dc:date>
            </office:change-info>
          </text:insertion>
        </text:changed-region>
        <text:changed-region xml:id="ct86279456" text:id="ct86279456">
          <text:insertion>
            <office:change-info>
              <dc:creator>Balazs Racz</dc:creator>
              <dc:date>2015-02-16T20:02:00</dc:date>
            </office:change-info>
          </text:insertion>
        </text:changed-region>
        <text:changed-region xml:id="ct86280768" text:id="ct86280768">
          <text:deletion>
            <office:change-info>
              <dc:creator>Balazs Racz</dc:creator>
              <dc:date>2015-02-16T20:02:00</dc:date>
            </office:change-info>
            <text:list xml:id="list4025657115909" text:continue-numbering="true" text:style-name="L1">
              <text:list-item>
                <text:list>
                  <text:list-item>
                    <text:p text:style-name="P7"><text:s/></text:p>
                  </text:list-item>
                </text:list>
              </text:list-item>
            </text:list>
          </text:deletion>
        </text:changed-region>
        <text:changed-region xml:id="ct86279824" text:id="ct86279824">
          <text:deletion>
            <office:change-info>
              <dc:creator>Balazs Racz</dc:creator>
              <dc:date>2015-02-16T20:01:00</dc:date>
            </office:change-info>
            <text:list xml:id="list4026509086805" text:continue-numbering="true" text:style-name="L1">
              <text:list-item>
                <text:list>
                  <text:list-item>
                    <text:p text:style-name="P7"/>
                  </text:list-item>
                  <text:list-item>
                    <text:p text:style-name="P7">4B)</text:p>
                  </text:list-item>
                </text:list>
              </text:list-item>
            </text:list>
          </text:deletion>
        </text:changed-region>
        <text:changed-region xml:id="ct86264160" text:id="ct86264160">
          <text:deletion>
            <office:change-info>
              <dc:creator>Balazs Racz</dc:creator>
              <dc:date>2015-02-16T20:02:00</dc:date>
            </office:change-info>
            <text:list xml:id="list4025544867117" text:continue-numbering="true" text:style-name="L1">
              <text:list-item>
                <text:list>
                  <text:list-item>
                    <text:p text:style-name="P7"/>
                  </text:list-item>
                  <text:list-item>
                    <text:p text:style-name="P7"/>
                  </text:list-item>
                </text:list>
              </text:list-item>
            </text:list>
          </text:deletion>
        </text:changed-region>
        <text:changed-region xml:id="ct85175232" text:id="ct85175232">
          <text:insertion>
            <office:change-info>
              <dc:creator>Balazs Racz</dc:creator>
              <dc:date>2015-02-16T20:02:00</dc:date>
            </office:change-info>
          </text:insertion>
        </text:changed-region>
        <text:changed-region xml:id="ct86280960" text:id="ct86280960">
          <text:deletion>
            <office:change-info>
              <dc:creator>Balazs Racz</dc:creator>
              <dc:date>2015-02-16T20:02:00</dc:date>
            </office:change-info>
            <text:list xml:id="list4025500170999" text:continue-numbering="true" text:style-name="L1">
              <text:list-item>
                <text:list>
                  <text:list-item>
                    <text:p text:style-name="P7">4C) </text:p>
                  </text:list-item>
                </text:list>
              </text:list-item>
            </text:list>
          </text:deletion>
        </text:changed-region>
        <text:changed-region xml:id="ct86279232" text:id="ct86279232">
          <text:deletion>
            <office:change-info>
              <dc:creator>Balazs Racz</dc:creator>
              <dc:date>2015-02-16T20:01:00</dc:date>
            </office:change-info>
            <text:list xml:id="list4025447111781" text:continue-numbering="true" text:style-name="L1">
              <text:list-item>
                <text:list>
                  <text:list-item>
                    <text:p text:style-name="P7"/>
                  </text:list-item>
                  <text:list-item>
                    <text:p text:style-name="P7"/>
                  </text:list-item>
                </text:list>
              </text:list-item>
            </text:list>
          </text:deletion>
        </text:changed-region>
        <text:changed-region xml:id="ct86279040" text:id="ct86279040">
          <text:deletion>
            <office:change-info>
              <dc:creator>Balazs Racz</dc:creator>
              <dc:date>2015-02-16T20:02:00</dc:date>
            </office:change-info>
            <text:list xml:id="list4025863162638" text:continue-numbering="true" text:style-name="L1">
              <text:list-item>
                <text:list>
                  <text:list-item>
                    <text:p text:style-name="P7"/>
                  </text:list-item>
                  <text:list-item>
                    <text:p text:style-name="P7"/>
                  </text:list-item>
                </text:list>
              </text:list-item>
            </text:list>
          </text:deletion>
        </text:changed-region>
        <text:changed-region xml:id="ct86281968" text:id="ct86281968">
          <text:insertion>
            <office:change-info>
              <dc:creator>Balazs Racz</dc:creator>
              <dc:date>2015-02-16T20:02:00</dc:date>
            </office:change-info>
          </text:insertion>
        </text:changed-region>
        <text:changed-region xml:id="ct86281344" text:id="ct86281344">
          <text:deletion>
            <office:change-info>
              <dc:creator>Balazs Racz</dc:creator>
              <dc:date>2015-02-16T20:02:00</dc:date>
            </office:change-info>
            <text:list xml:id="list4024564057922" text:continue-numbering="true" text:style-name="L1">
              <text:list-item>
                <text:list>
                  <text:list-item>
                    <text:p text:style-name="P7">4D) </text:p>
                  </text:list-item>
                </text:list>
              </text:list-item>
            </text:list>
          </text:deletion>
        </text:changed-region>
        <text:changed-region xml:id="ct86281152" text:id="ct86281152">
          <text:deletion>
            <office:change-info>
              <dc:creator>Balazs Racz</dc:creator>
              <dc:date>2015-02-16T20:01:00</dc:date>
            </office:change-info>
            <text:list xml:id="list4026060465035" text:continue-numbering="true" text:style-name="L1">
              <text:list-item>
                <text:list>
                  <text:list-item>
                    <text:p text:style-name="P7"/>
                  </text:list-item>
                  <text:list-item>
                    <text:p text:style-name="P7"/>
                  </text:list-item>
                </text:list>
              </text:list-item>
            </text:list>
          </text:deletion>
        </text:changed-region>
        <text:changed-region xml:id="ct86282160" text:id="ct86282160">
          <text:deletion>
            <office:change-info>
              <dc:creator>Balazs Racz</dc:creator>
              <dc:date>2015-02-16T20:02:00</dc:date>
            </office:change-info>
            <text:list xml:id="list4026267015879" text:continue-numbering="true" text:style-name="L1">
              <text:list-item>
                <text:list>
                  <text:list-item>
                    <text:p text:style-name="P7"/>
                  </text:list-item>
                  <text:list-item>
                    <text:p text:style-name="P7"/>
                  </text:list-item>
                </text:list>
              </text:list-item>
            </text:list>
          </text:deletion>
        </text:changed-region>
        <text:changed-region xml:id="ct86282864" text:id="ct86282864">
          <text:insertion>
            <office:change-info>
              <dc:creator>Balazs Racz</dc:creator>
              <dc:date>2015-02-15T22:21:00</dc:date>
            </office:change-info>
          </text:insertion>
        </text:changed-region>
        <text:changed-region xml:id="ct85153728" text:id="ct85153728">
          <text:insertion>
            <office:change-info>
              <dc:creator>Balazs Racz</dc:creator>
              <dc:date>2015-02-16T20:02:00</dc:date>
            </office:change-info>
          </text:insertion>
        </text:changed-region>
        <text:changed-region xml:id="ct86283808" text:id="ct86283808">
          <text:deletion>
            <office:change-info>
              <dc:creator>Balazs Racz</dc:creator>
              <dc:date>2015-02-16T20:02:00</dc:date>
            </office:change-info>
            <text:list xml:id="list4026015673251" text:continue-numbering="true" text:style-name="L1">
              <text:list-item>
                <text:list>
                  <text:list-item>
                    <text:p text:style-name="P7">4E) </text:p>
                  </text:list-item>
                </text:list>
              </text:list-item>
            </text:list>
          </text:deletion>
        </text:changed-region>
        <text:changed-region xml:id="ct86283616" text:id="ct86283616">
          <text:deletion>
            <office:change-info>
              <dc:creator>Balazs Racz</dc:creator>
              <dc:date>2015-02-16T20:01:00</dc:date>
            </office:change-info>
            <text:list xml:id="list4024868338526" text:continue-numbering="true" text:style-name="L1">
              <text:list-item>
                <text:list>
                  <text:list-item>
                    <text:p text:style-name="P7"/>
                  </text:list-item>
                  <text:list-item>
                    <text:p text:style-name="P7"/>
                  </text:list-item>
                </text:list>
              </text:list-item>
            </text:list>
          </text:deletion>
        </text:changed-region>
        <text:changed-region xml:id="ct86283424" text:id="ct86283424">
          <text:deletion>
            <office:change-info>
              <dc:creator>Balazs Racz</dc:creator>
              <dc:date>2015-02-16T20:02:00</dc:date>
            </office:change-info>
            <text:list xml:id="list4025465299216" text:continue-numbering="true" text:style-name="L1">
              <text:list-item>
                <text:list>
                  <text:list-item>
                    <text:p text:style-name="P7"/>
                  </text:list-item>
                  <text:list-item>
                    <text:p text:style-name="P7"/>
                  </text:list-item>
                </text:list>
              </text:list-item>
            </text:list>
          </text:deletion>
        </text:changed-region>
        <text:changed-region xml:id="ct86284000" text:id="ct86284000">
          <text:insertion>
            <office:change-info>
              <dc:creator>Balazs Racz</dc:creator>
              <dc:date>2015-02-16T20:02:00</dc:date>
            </office:change-info>
          </text:insertion>
        </text:changed-region>
        <text:changed-region xml:id="ct86284768" text:id="ct86284768">
          <text:deletion>
            <office:change-info>
              <dc:creator>Balazs Racz</dc:creator>
              <dc:date>2015-02-16T20:02:00</dc:date>
            </office:change-info>
            <text:list xml:id="list4025597616859" text:continue-numbering="true" text:style-name="L1">
              <text:list-item>
                <text:list>
                  <text:list-item>
                    <text:p text:style-name="P7">4F) </text:p>
                  </text:list-item>
                </text:list>
              </text:list-item>
            </text:list>
          </text:deletion>
        </text:changed-region>
        <text:changed-region xml:id="ct86284576" text:id="ct86284576">
          <text:deletion>
            <office:change-info>
              <dc:creator>Balazs Racz</dc:creator>
              <dc:date>2015-02-16T20:01:00</dc:date>
            </office:change-info>
            <text:list xml:id="list4024751641033" text:continue-numbering="true" text:style-name="L1">
              <text:list-item>
                <text:list>
                  <text:list-item>
                    <text:p text:style-name="P7"/>
                  </text:list-item>
                  <text:list-item>
                    <text:p text:style-name="P7"/>
                  </text:list-item>
                </text:list>
              </text:list-item>
            </text:list>
          </text:deletion>
        </text:changed-region>
        <text:changed-region xml:id="ct86284384" text:id="ct86284384">
          <text:deletion>
            <office:change-info>
              <dc:creator>Balazs Racz</dc:creator>
              <dc:date>2015-02-16T20:02:00</dc:date>
            </office:change-info>
            <text:list xml:id="list4025770812062" text:continue-numbering="true" text:style-name="L1">
              <text:list-item>
                <text:list>
                  <text:list-item>
                    <text:p text:style-name="P7"/>
                  </text:list-item>
                  <text:list-item>
                    <text:p text:style-name="P7"/>
                  </text:list-item>
                </text:list>
              </text:list-item>
            </text:list>
          </text:deletion>
        </text:changed-region>
        <text:changed-region xml:id="ct86284192" text:id="ct86284192">
          <text:deletion>
            <office:change-info>
              <dc:creator>Balazs Racz</dc:creator>
              <dc:date>2015-02-15T22:21:00</dc:date>
            </office:change-info>
            <text:p text:style-name="P6">An event may optionally carry additional data.</text:p>
          </text:deletion>
        </text:changed-region>
        <text:changed-region xml:id="ct86284960" text:id="ct86284960">
          <text:insertion>
            <office:change-info>
              <dc:creator>Balazs Racz</dc:creator>
              <dc:date>2015-02-15T22:22:00</dc:date>
            </office:change-info>
          </text:insertion>
        </text:changed-region>
        <text:changed-region xml:id="ct86285152" text:id="ct86285152">
          <text:insertion>
            <office:change-info>
              <dc:creator>Balazs Racz</dc:creator>
              <dc:date>2015-02-15T22:23:00</dc:date>
            </office:change-info>
          </text:insertion>
        </text:changed-region>
        <text:changed-region xml:id="ct86285344" text:id="ct86285344">
          <text:insertion>
            <office:change-info>
              <dc:creator>Balazs Racz</dc:creator>
              <dc:date>2015-02-16T20:03:00</dc:date>
            </office:change-info>
          </text:insertion>
        </text:changed-region>
        <text:changed-region xml:id="ct86286144" text:id="ct86286144">
          <text:deletion>
            <office:change-info>
              <dc:creator>Balazs Racz</dc:creator>
              <dc:date>2015-02-16T20:03:00</dc:date>
            </office:change-info>
            <text:list xml:id="list1018061105501643238" text:style-name="L2">
              <text:list-item>
                <text:p text:style-name="P8"/>
              </text:list-item>
              <text:list-item>
                <text:p text:style-name="P8"/>
              </text:list-item>
            </text:list>
          </text:deletion>
        </text:changed-region>
        <text:changed-region xml:id="ct85160160" text:id="ct85160160">
          <text:insertion>
            <office:change-info>
              <dc:creator>Balazs Racz</dc:creator>
              <dc:date>2015-02-16T20:04:00</dc:date>
            </office:change-info>
          </text:insertion>
        </text:changed-region>
        <text:changed-region xml:id="ct86286336" text:id="ct86286336">
          <text:deletion>
            <office:change-info>
              <dc:creator>Balazs Racz</dc:creator>
              <dc:date>2015-02-16T20:04:00</dc:date>
            </office:change-info>
            <text:list xml:id="list4025947005907" text:continue-numbering="true" text:style-name="L2">
              <text:list-item>
                <text:p text:style-name="P8"/>
              </text:list-item>
              <text:list-item>
                <text:p text:style-name="P8"/>
              </text:list-item>
            </text:list>
          </text:deletion>
        </text:changed-region>
        <text:changed-region xml:id="ct85029744" text:id="ct85029744">
          <text:deletion>
            <office:change-info>
              <dc:creator>Balazs Racz</dc:creator>
              <dc:date>2015-02-15T22:25:00</dc:date>
            </office:change-info>
            <text:p text:style-name="P1">on</text:p>
          </text:deletion>
        </text:changed-region>
        <text:changed-region xml:id="ct86288112" text:id="ct86288112">
          <text:insertion>
            <office:change-info>
              <dc:creator>Balazs Racz</dc:creator>
              <dc:date>2015-02-15T22:25:00</dc:date>
            </office:change-info>
          </text:insertion>
        </text:changed-region>
        <text:changed-region xml:id="ct86286528" text:id="ct86286528">
          <text:insertion>
            <office:change-info>
              <dc:creator>Balazs Racz</dc:creator>
              <dc:date>2015-02-15T22:26:00</dc:date>
            </office:change-info>
          </text:insertion>
        </text:changed-region>
        <text:changed-region xml:id="ct86288496" text:id="ct86288496">
          <text:deletion>
            <office:change-info>
              <dc:creator>Balazs Racz</dc:creator>
              <dc:date>2015-02-15T22:27:00</dc:date>
            </office:change-info>
            <text:list xml:id="list5147140569958252227" text:style-name="L3">
              <text:list-item>
                <text:p text:style-name="P9"/>
              </text:list-item>
              <text:list-item>
                <text:p text:style-name="P9"/>
              </text:list-item>
            </text:list>
          </text:deletion>
        </text:changed-region>
        <text:changed-region xml:id="ct86288304" text:id="ct86288304">
          <text:deletion>
            <office:change-info>
              <dc:creator>Balazs Racz</dc:creator>
              <dc:date>2015-02-15T22:26:00</dc:date>
            </office:change-info>
            <text:list xml:id="list4026317032793" text:continue-numbering="true" text:style-name="L3">
              <text:list-item>
                <text:p text:style-name="P9"/>
              </text:list-item>
            </text:list>
            <text:p text:style-name="P10">Descriptive Map: May contain “Model”, “Version”, “URL” and “Description” keys, along with any others desired.</text:p>
            <text:list xml:id="list4025476872516" text:continue-numbering="true" text:style-name="L3">
              <text:list-item>
                <text:p text:style-name="P9"/>
              </text:list-item>
            </text:list>
          </text:deletion>
        </text:changed-region>
        <text:changed-region xml:id="ct86288736" text:id="ct86288736">
          <text:insertion>
            <office:change-info>
              <dc:creator>Balazs Racz</dc:creator>
              <dc:date>2015-02-16T20:04:00</dc:date>
            </office:change-info>
          </text:insertion>
        </text:changed-region>
        <text:changed-region xml:id="ct86289120" text:id="ct86289120">
          <text:deletion>
            <office:change-info>
              <dc:creator>Balazs Racz</dc:creator>
              <dc:date>2015-02-16T20:04:00</dc:date>
            </office:change-info>
            <text:list xml:id="list4026357617015" text:continue-numbering="true" text:style-name="L3">
              <text:list-item>
                <text:p text:style-name="P11"/>
              </text:list-item>
              <text:list-item>
                <text:p text:style-name="P11"/>
              </text:list-item>
            </text:list>
          </text:deletion>
        </text:changed-region>
        <text:changed-region xml:id="ct86289312" text:id="ct86289312">
          <text:insertion>
            <office:change-info>
              <dc:creator>Balazs Racz</dc:creator>
              <dc:date>2015-02-15T22:27:00</dc:date>
            </office:change-info>
          </text:insertion>
        </text:changed-region>
        <text:changed-region xml:id="ct86290496" text:id="ct86290496">
          <text:deletion>
            <office:change-info>
              <dc:creator>Balazs Racz</dc:creator>
              <dc:date>2015-02-15T22:27:00</dc:date>
            </office:change-info>
            <text:list xml:id="list4026444099912" text:continue-numbering="true" text:style-name="L3">
              <text:list-item>
                <text:p text:style-name="P11">Description: Optional String</text:p>
              </text:list-item>
            </text:list>
            <text:p text:style-name="P1">URL: If present, a URL for more information. No specific content is expected at the URL; If desired, that can be dealt with in a different specification.</text:p>
            <text:p text:style-name="P1"/>
            <text:list xml:id="list4026469834060" text:continue-numbering="true" text:style-name="L3">
              <text:list-item>
                <text:p text:style-name="P11"/>
              </text:list-item>
            </text:list>
          </text:deletion>
        </text:changed-region>
        <text:changed-region xml:id="ct86290688" text:id="ct86290688">
          <text:insertion>
            <office:change-info>
              <dc:creator>Balazs Racz</dc:creator>
              <dc:date>2015-02-15T22:27:00</dc:date>
            </office:change-info>
          </text:insertion>
        </text:changed-region>
        <text:changed-region xml:id="ct86291136" text:id="ct86291136">
          <text:deletion>
            <office:change-info>
              <dc:creator>Balazs Racz</dc:creator>
              <dc:date>2015-02-15T22:27:00</dc:date>
            </office:change-info>
            <text:p text:style-name="P6">via additional keys</text:p>
          </text:deletion>
        </text:changed-region>
        <text:changed-region xml:id="ct86292896" text:id="ct86292896">
          <text:insertion>
            <office:change-info>
              <dc:creator>Balazs Racz</dc:creator>
              <dc:date>2015-02-15T22:27:00</dc:date>
            </office:change-info>
          </text:insertion>
        </text:changed-region>
        <text:changed-region xml:id="ct86297568" text:id="ct86297568">
          <text:deletion>
            <office:change-info>
              <dc:creator>Balazs Racz</dc:creator>
              <dc:date>2015-02-15T22:28:00</dc:date>
            </office:change-info>
            <text:p text:style-name="P1">ve Map</text:p>
          </text:deletion>
        </text:changed-region>
        <text:changed-region xml:id="ct86300656" text:id="ct86300656">
          <text:insertion>
            <office:change-info>
              <dc:creator>Balazs Racz</dc:creator>
              <dc:date>2015-02-15T22:28:00</dc:date>
            </office:change-info>
          </text:insertion>
        </text:changed-region>
        <text:changed-region xml:id="ct86300848" text:id="ct86300848">
          <text:deletion>
            <office:change-info>
              <dc:creator>Balazs Racz</dc:creator>
              <dc:date>2015-02-15T22:29:00</dc:date>
            </office:change-info>
            <text:p text:style-name="P1">Map of documentation information; the “Description” key is the basic item.</text:p>
          </text:deletion>
        </text:changed-region>
        <text:changed-region xml:id="ct86301984" text:id="ct86301984">
          <text:insertion>
            <office:change-info>
              <dc:creator>Balazs Racz</dc:creator>
              <dc:date>2015-02-15T22:29:00</dc:date>
            </office:change-info>
          </text:insertion>
        </text:changed-region>
        <text:changed-region xml:id="ct86297760" text:id="ct86297760">
          <text:deletion>
            <office:change-info>
              <dc:creator>Balazs Racz</dc:creator>
              <dc:date>2015-02-15T22:29:00</dc:date>
            </office:change-info>
            <text:p text:style-name="P1">Individual groups</text:p>
          </text:deletion>
        </text:changed-region>
        <text:changed-region xml:id="ct86302512" text:id="ct86302512">
          <text:insertion>
            <office:change-info>
              <dc:creator>Balazs Racz</dc:creator>
              <dc:date>2015-02-15T22:29:00</dc:date>
            </office:change-info>
          </text:insertion>
        </text:changed-region>
        <text:changed-region xml:id="ct86293600" text:id="ct86293600">
          <text:deletion>
            <office:change-info>
              <dc:creator>Balazs Racz</dc:creator>
              <dc:date>2015-02-15T22:30:00</dc:date>
            </office:change-info>
            <text:p text:style-name="P1">, "producer" and/or "consumer"</text:p>
          </text:deletion>
        </text:changed-region>
        <text:changed-region xml:id="ct86293792" text:id="ct86293792">
          <text:deletion>
            <office:change-info>
              <dc:creator>Balazs Racz</dc:creator>
              <dc:date>2015-02-15T22:30:00</dc:date>
            </office:change-info>
            <text:p text:style-name="P1">.</text:p>
          </text:deletion>
        </text:changed-region>
        <text:changed-region xml:id="ct86308592" text:id="ct86308592">
          <text:insertion>
            <office:change-info>
              <dc:creator>Balazs Racz</dc:creator>
              <dc:date>2015-02-15T22:30:00</dc:date>
            </office:change-info>
          </text:insertion>
        </text:changed-region>
        <text:changed-region xml:id="ct86301152" text:id="ct86301152">
          <text:insertion>
            <office:change-info>
              <dc:creator>Balazs Racz</dc:creator>
              <dc:date>2015-02-15T22:30:00</dc:date>
            </office:change-info>
          </text:insertion>
        </text:changed-region>
        <text:changed-region xml:id="ct86302176" text:id="ct86302176">
          <text:insertion>
            <office:change-info>
              <dc:creator>Balazs Racz</dc:creator>
              <dc:date>2015-02-15T22:31:00</dc:date>
            </office:change-info>
          </text:insertion>
        </text:changed-region>
        <text:changed-region xml:id="ct86309520" text:id="ct86309520">
          <text:deletion>
            <office:change-info>
              <dc:creator>Balazs Racz</dc:creator>
              <dc:date>2015-02-15T22:31:00</dc:date>
            </office:change-info>
            <text:p text:style-name="P1">Exactly one of "boolean", "digit" (an unsigned binary-coded-decimal value), "signed" (a binary value with a sign), "unsigned" (a binary value without a sign), "string" (a UTF-8 string, not-null terminated), or "blob" (arbitrary byte vector).</text:p>
          </text:deletion>
        </text:changed-region>
        <text:changed-region xml:id="ct86309328" text:id="ct86309328">
          <text:deletion>
            <office:change-info>
              <dc:creator>Balazs Racz</dc:creator>
              <dc:date>2015-02-16T20:04:00</dc:date>
            </office:change-info>
            <text:list xml:id="list6258508458201321045" text:style-name="L4">
              <text:list-item>
                <text:p text:style-name="P12"/>
              </text:list-item>
              <text:list-item>
                <text:p text:style-name="P12">Type: </text:p>
              </text:list-item>
            </text:list>
          </text:deletion>
        </text:changed-region>
        <text:changed-region xml:id="ct86276032" text:id="ct86276032">
          <text:deletion>
            <office:change-info>
              <dc:creator>Balazs Racz</dc:creator>
              <dc:date>2015-02-15T22:32:00</dc:date>
            </office:change-info>
            <text:p text:style-name="P1">For string and blob variables, the maximum number of bytes that can be stored. For digit, signed and unsigned types, </text:p>
          </text:deletion>
        </text:changed-region>
        <text:changed-region xml:id="ct86276304" text:id="ct86276304">
          <text:deletion>
            <office:change-info>
              <dc:creator>Balazs Racz</dc:creator>
              <dc:date>2015-02-15T22:32:00</dc:date>
            </office:change-info>
            <text:p text:style-name="P1">For digit, signed and unsigned values, </text:p>
          </text:deletion>
        </text:changed-region>
        <text:changed-region xml:id="ct86305600" text:id="ct86305600">
          <text:insertion>
            <office:change-info>
              <dc:creator>Balazs Racz</dc:creator>
              <dc:date>2015-02-15T22:32:00</dc:date>
            </office:change-info>
          </text:insertion>
        </text:changed-region>
        <text:changed-region xml:id="ct86314448" text:id="ct86314448">
          <text:insertion>
            <office:change-info>
              <dc:creator>Balazs Racz</dc:creator>
              <dc:date>2015-02-15T22:33:00</dc:date>
            </office:change-info>
          </text:insertion>
        </text:changed-region>
        <text:changed-region xml:id="ct86276800" text:id="ct86276800">
          <text:deletion>
            <office:change-info>
              <dc:creator>Balazs Racz</dc:creator>
              <dc:date>2015-02-15T22:33:00</dc:date>
            </office:change-info>
            <text:p text:style-name="P1">required</text:p>
          </text:deletion>
        </text:changed-region>
        <text:changed-region xml:id="ct86276608" text:id="ct86276608">
          <text:deletion>
            <office:change-info>
              <dc:creator>Balazs Racz</dc:creator>
              <dc:date>2015-02-15T22:34:00</dc:date>
            </office:change-info>
            <text:p text:style-name="P1">value of this Type, </text:p>
          </text:deletion>
        </text:changed-region>
        <text:changed-region xml:id="ct86315632" text:id="ct86315632">
          <text:insertion>
            <office:change-info>
              <dc:creator>Balazs Racz</dc:creator>
              <dc:date>2015-02-15T22:34:00</dc:date>
            </office:change-info>
          </text:insertion>
        </text:changed-region>
        <text:changed-region xml:id="ct86315104" text:id="ct86315104">
          <text:deletion>
            <office:change-info>
              <dc:creator>Balazs Racz</dc:creator>
              <dc:date>2015-02-15T22:35:00</dc:date>
            </office:change-info>
            <text:p text:style-name="P1">with in the configuration address space for this item; if not present, </text:p>
          </text:deletion>
        </text:changed-region>
        <text:changed-region xml:id="ct86316592" text:id="ct86316592">
          <text:insertion>
            <office:change-info>
              <dc:creator>Balazs Racz</dc:creator>
              <dc:date>2015-02-15T22:35:00</dc:date>
            </office:change-info>
          </text:insertion>
        </text:changed-region>
        <text:changed-region xml:id="ct86317824" text:id="ct86317824">
          <text:insertion>
            <office:change-info>
              <dc:creator>Balazs Racz</dc:creator>
              <dc:date>2015-02-15T22:35:00</dc:date>
            </office:change-info>
          </text:insertion>
        </text:changed-region>
        <text:changed-region xml:id="ct86314640" text:id="ct86314640">
          <text:deletion>
            <office:change-info>
              <dc:creator>Balazs Racz</dc:creator>
              <dc:date>2015-02-15T22:35:00</dc:date>
            </office:change-info>
            <text:p text:style-name="P1">Key</text:p>
          </text:deletion>
        </text:changed-region>
        <text:changed-region xml:id="ct86314176" text:id="ct86314176">
          <text:insertion>
            <office:change-info>
              <dc:creator>Balazs Racz</dc:creator>
              <dc:date>2015-02-15T22:35:00</dc:date>
            </office:change-info>
          </text:insertion>
        </text:changed-region>
        <text:changed-region xml:id="ct86317568" text:id="ct86317568">
          <text:insertion>
            <office:change-info>
              <dc:creator>Balazs Racz</dc:creator>
              <dc:date>2015-02-15T22:35:00</dc:date>
            </office:change-info>
          </text:insertion>
        </text:changed-region>
        <text:changed-region xml:id="ct86319984" text:id="ct86319984">
          <text:insertion>
            <office:change-info>
              <dc:creator>Balazs Racz</dc:creator>
              <dc:date>2015-02-15T22:36:00</dc:date>
            </office:change-info>
          </text:insertion>
        </text:changed-region>
        <text:changed-region xml:id="ct86318656" text:id="ct86318656">
          <text:deletion>
            <office:change-info>
              <dc:creator>Balazs Racz</dc:creator>
              <dc:date>2015-02-15T22:36:00</dc:date>
            </office:change-info>
            <text:p text:style-name="P1"/>
            <text:p text:style-name="P1"/>
          </text:deletion>
        </text:changed-region>
        <text:changed-region xml:id="ct85091200" text:id="ct85091200">
          <text:deletion>
            <office:change-info>
              <dc:creator>Balazs Racz</dc:creator>
              <dc:date>2015-02-15T22:36:00</dc:date>
            </office:change-info>
            <text:p text:style-name="P1">IV-b) A "producer" description contains:</text:p>
            <text:p text:style-name="P1"/>
            <text:p text:style-name="P1">Name: String, required to be unique within enclosing group or node</text:p>
            <text:p text:style-name="P1">Description: Optional String</text:p>
            <text:p text:style-name="P1">Replication count: Integer &gt;= 1 (number of times this producer definition is replicated within the parent item)</text:p>
            <text:p text:style-name="P1">Offset: Optional integer offset with in the configuration address space for this item; if not present, data is laid out by length in depth-first order.</text:p>
            <text:p text:style-name="P1"/>
            <text:p text:style-name="P1">A producer description may contain zero or more variable descriptions for any variables that configure details of the producer's function. </text:p>
            <text:p text:style-name="P1"/>
            <text:p text:style-name="P1">IV-c) A "consumer" description contains:</text:p>
            <text:p text:style-name="P1"/>
            <text:p text:style-name="P1">Name: String, required to be unique within enclosing group or node</text:p>
            <text:p text:style-name="P1">Description: Optional String</text:p>
            <text:p text:style-name="P1">Replication count: Integer &gt;= 1 (number of times this consumer definition is replicated within the parent item)</text:p>
            <text:p text:style-name="P1">Offset: Optional integer offset with in the configuration address space for this item; if not present, data is laid out by length in depth-first order.</text:p>
            <text:p text:style-name="P1"/>
            <text:p text:style-name="P1">A consumer description may contain zero or more variable descriptions for any variables that configure details of the consumer function. This may include e.g. variables that define how any content in incoming messages will be used.</text:p>
            <text:p text:style-name="P1"/>
          </text:deletion>
        </text:changed-region>
        <text:changed-region xml:id="ct86347712" text:id="ct86347712">
          <text:insertion>
            <office:change-info>
              <dc:creator>Balazs Racz</dc:creator>
              <dc:date>2015-02-16T18:25:00</dc:date>
            </office:change-info>
          </text:insertion>
        </text:changed-region>
        <text:changed-region xml:id="ct86354048" text:id="ct86354048">
          <text:deletion>
            <office:change-info>
              <dc:creator>Balazs Racz</dc:creator>
              <dc:date>2015-02-16T18:33:00</dc:date>
            </office:change-info>
            <text:p text:style-name="P13">Manufacturer (String): Digitrax</text:p>
            <text:p text:style-name="P1">Model (String): DS54</text:p>
            <text:p text:style-name="P1">Version (String): 2.33</text:p>
            <text:p text:style-name="P1">Description (Optional String): For more information, see http://digitrax.com/asdf/123</text:p>
            <text:p text:style-name="P14"/>
          </text:deletion>
        </text:changed-region>
        <text:changed-region xml:id="ct86353856" text:id="ct86353856">
          <text:deletion>
            <office:change-info>
              <dc:creator>Balazs Racz</dc:creator>
              <dc:date>2015-02-16T18:32:00</dc:date>
            </office:change-info>
            <text:p text:style-name="P14"/>
            <text:p text:style-name="P1">Group start:</text:p>
            <text:p text:style-name="P1">Name (String): Decoder</text:p>
            <text:p text:style-name="P1">Description (Optional String): These variables describe the entire board</text:p>
            <text:p text:style-name="P1">Replication count (integer): 1</text:p>
            <text:p text:style-name="P1"/>
            <text:p text:style-name="P15">Variable:</text:p>
            <text:p text:style-name="P15">Name: Address</text:p>
            <text:p text:style-name="P15">Type: Integer</text:p>
            <text:p text:style-name="P15">Max: 2044</text:p>
            <text:p text:style-name="P15">Min: 0</text:p>
            <text:p text:style-name="P15">Description: This is the board address, in DCC space originally</text:p>
            <text:p text:style-name="P15"/>
            <text:p text:style-name="P1"/>
            <text:p text:style-name="P15">Group start: (Note this is nested in "Decoder")</text:p>
            <text:p text:style-name="P15">Name (String): Channel</text:p>
            <text:p text:style-name="P15">Description (Optional String): Each Channel is one pair of output wires and contains two inputs</text:p>
            <text:p text:style-name="P15">Replication count (integer): 4</text:p>
            <text:p text:style-name="P16"/>
            <text:p text:style-name="P17">Group start: (Note this is nested in "Channel")</text:p>
            <text:p text:style-name="P17">Name (String): Input</text:p>
            <text:p text:style-name="P14"><text:span text:style-name="T2">Description (Optional String): Each Channel has two inputs, called "Switch" and "Aux"</text:span></text:p>
          </text:deletion>
        </text:changed-region>
        <text:changed-region xml:id="ct86353664" text:id="ct86353664">
          <text:deletion>
            <office:change-info>
              <dc:creator>Balazs Racz</dc:creator>
              <dc:date>2015-02-15T22:43:00</dc:date>
            </office:change-info>
            <text:p text:style-name="P14"/>
            <text:p text:style-name="P14"><text:span text:style-name="T2">Replication count (integer): 2</text:span></text:p>
          </text:deletion>
        </text:changed-region>
        <text:changed-region xml:id="ct86353472" text:id="ct86353472">
          <text:deletion>
            <office:change-info>
              <dc:creator>Balazs Racz</dc:creator>
              <dc:date>2015-02-16T18:32:00</dc:date>
            </office:change-info>
            <text:p text:style-name="P14"/>
            <text:p text:style-name="P17"/>
            <text:p text:style-name="P14"/>
          </text:deletion>
        </text:changed-region>
        <text:changed-region xml:id="ct86353280" text:id="ct86353280">
          <text:deletion>
            <office:change-info>
              <dc:creator>Balazs Racz</dc:creator>
              <dc:date>2015-02-15T22:43:00</dc:date>
            </office:change-info>
            <text:p text:style-name="P14"><text:span text:style-name="T2">Producer</text:span></text:p>
          </text:deletion>
        </text:changed-region>
        <text:changed-region xml:id="ct86353088" text:id="ct86353088">
          <text:deletion>
            <office:change-info>
              <dc:creator>Balazs Racz</dc:creator>
              <dc:date>2015-02-16T18:32:00</dc:date>
            </office:change-info>
            <text:p text:style-name="P14"><text:span text:style-name="T2"><text:s/>start:</text:span></text:p>
            <text:p text:style-name="P17">Name: Switch Input Active</text:p>
            <text:p text:style-name="P17">Description: Driven by the 1st input wire for this channel. The variables control ....</text:p>
            <text:p text:style-name="P17"/>
            <text:p text:style-name="P18">Variable:</text:p>
            <text:p text:style-name="P16">Name: Input Type</text:p>
            <text:p text:style-name="P13"/>
          </text:deletion>
        </text:changed-region>
        <text:changed-region xml:id="ct86352896" text:id="ct86352896">
          <text:deletion>
            <office:change-info>
              <dc:creator>Balazs Racz</dc:creator>
              <dc:date>2015-02-16T18:33:00</dc:date>
            </office:change-info>
            <text:p text:style-name="P13">Type: Integer</text:p>
            <text:p text:style-name="P16">Max: 10</text:p>
            <text:p text:style-name="P16">Min: 0</text:p>
            <text:p text:style-name="P16">Default: 0</text:p>
            <text:p text:style-name="P16">Description: Specify the type of signal expected on this input</text:p>
            <text:p text:style-name="P16">Map:</text:p>
            <text:p text:style-name="P16">Name: Values</text:p>
            <text:p text:style-name="P16">"0", "positive edge"</text:p>
            <text:p text:style-name="P16">"1", "negative edge"</text:p>
            <text:p text:style-name="P16">"2", "either edge"</text:p>
            <text:p text:style-name="P16">...</text:p>
            <text:p text:style-name="P16">Map End</text:p>
            <text:p text:style-name="P16">Variable End</text:p>
            <text:p text:style-name="P16">Variable:</text:p>
            <text:p text:style-name="P16">Name: Input Task</text:p>
            <text:p text:style-name="P16">Type: Integer</text:p>
            <text:p text:style-name="P16">Max: 8</text:p>
            <text:p text:style-name="P16">Min: 0</text:p>
            <text:p text:style-name="P16">Default: 0</text:p>
            <text:p text:style-name="P16">Description: Specify the local action when this input is active</text:p>
            <text:p text:style-name="P16"/>
            <text:p text:style-name="P19">Map:</text:p>
            <text:p text:style-name="P19">Name: Values</text:p>
            <text:p text:style-name="P19">"0", "Output toggle"</text:p>
            <text:p text:style-name="P19">"1", "No output change"</text:p>
            <text:p text:style-name="P19">"2", "Output thrown"</text:p>
            <text:p text:style-name="P19">...</text:p>
            <text:p text:style-name="P19">Map End</text:p>
            <text:p text:style-name="P16">Variable End</text:p>
            <text:p text:style-name="P14"/>
          </text:deletion>
        </text:changed-region>
        <text:changed-region xml:id="ct86352704" text:id="ct86352704">
          <text:deletion>
            <office:change-info>
              <dc:creator>Balazs Racz</dc:creator>
              <dc:date>2015-02-15T22:44:00</dc:date>
            </office:change-info>
            <text:p text:style-name="P14"><text:span text:style-name="T2">Producer</text:span></text:p>
          </text:deletion>
        </text:changed-region>
        <text:changed-region xml:id="ct86352512" text:id="ct86352512">
          <text:deletion>
            <office:change-info>
              <dc:creator>Balazs Racz</dc:creator>
              <dc:date>2015-02-16T18:33:00</dc:date>
            </office:change-info>
            <text:p text:style-name="P14"><text:span text:style-name="T2"><text:s/>end:</text:span></text:p>
            <text:p text:style-name="P14"/>
          </text:deletion>
        </text:changed-region>
        <text:changed-region xml:id="ct86352320" text:id="ct86352320">
          <text:deletion>
            <office:change-info>
              <dc:creator>Balazs Racz</dc:creator>
              <dc:date>2015-02-15T22:44:00</dc:date>
            </office:change-info>
            <text:p text:style-name="P14"><text:span text:style-name="T2">Producer</text:span></text:p>
          </text:deletion>
        </text:changed-region>
        <text:changed-region xml:id="ct86352128" text:id="ct86352128">
          <text:deletion>
            <office:change-info>
              <dc:creator>Balazs Racz</dc:creator>
              <dc:date>2015-02-16T18:33:00</dc:date>
            </office:change-info>
            <text:p text:style-name="P14"><text:span text:style-name="T2"><text:s/>start:</text:span></text:p>
            <text:p text:style-name="P17">Name: Aux Input Active</text:p>
            <text:p text:style-name="P17">Description: Driven by the 2nd input wire for this channel. The variables control ....</text:p>
            <text:p text:style-name="P17"/>
            <text:p text:style-name="P20">Variable:</text:p>
            <text:p text:style-name="P16">Name: Input Type</text:p>
            <text:p text:style-name="P16">Type: Integer</text:p>
            <text:p text:style-name="P16">Max: 10</text:p>
            <text:p text:style-name="P16">Min: 0</text:p>
            <text:p text:style-name="P16">Default: 0</text:p>
            <text:p text:style-name="P16">Description: Specify the type of signal expected on this input</text:p>
            <text:p text:style-name="P16">Map:</text:p>
            <text:p text:style-name="P16">Name: Values</text:p>
            <text:p text:style-name="P16">"0", "positive edge"</text:p>
            <text:p text:style-name="P16">"1", "neither edge"</text:p>
            <text:p text:style-name="P16">"2", "either edge"</text:p>
            <text:p text:style-name="P16">...</text:p>
            <text:p text:style-name="P16">Map End</text:p>
            <text:p text:style-name="P16">Variable End</text:p>
            <text:p text:style-name="P16">Variable:</text:p>
            <text:p text:style-name="P16">Name: Input Task</text:p>
            <text:p text:style-name="P16">Type: Integer</text:p>
            <text:p text:style-name="P16">Max: 8</text:p>
            <text:p text:style-name="P16">Min: 0</text:p>
            <text:p text:style-name="P16">Default: 0</text:p>
            <text:p text:style-name="P16">Description: Specify the local action when this input is active</text:p>
            <text:p text:style-name="P16"/>
            <text:p text:style-name="P19">Map:</text:p>
            <text:p text:style-name="P19">Name: Values</text:p>
            <text:p text:style-name="P19">"0", "Output toggle"</text:p>
            <text:p text:style-name="P19">"1", "No output change"</text:p>
            <text:p text:style-name="P1">"2", "Output thrown"</text:p>
            <text:p text:style-name="P19">...</text:p>
            <text:p text:style-name="P19">Map End</text:p>
            <text:p text:style-name="P16">Variable End</text:p>
            <text:p text:style-name="P14"/>
          </text:deletion>
        </text:changed-region>
        <text:changed-region xml:id="ct86351936" text:id="ct86351936">
          <text:deletion>
            <office:change-info>
              <dc:creator>Balazs Racz</dc:creator>
              <dc:date>2015-02-15T22:45:00</dc:date>
            </office:change-info>
            <text:p text:style-name="P14"><text:span text:style-name="T2">Producer</text:span></text:p>
          </text:deletion>
        </text:changed-region>
        <text:changed-region xml:id="ct86351744" text:id="ct86351744">
          <text:deletion>
            <office:change-info>
              <dc:creator>Balazs Racz</dc:creator>
              <dc:date>2015-02-16T18:33:00</dc:date>
            </office:change-info>
            <text:p text:style-name="P14"><text:span text:style-name="T2"><text:s/>end:</text:span></text:p>
            <text:p text:style-name="P1"/>
            <text:p text:style-name="P15">Group end: (This is the end of the input group)</text:p>
            <text:p text:style-name="P1"/>
            <text:p text:style-name="P15">Variable:</text:p>
            <text:p text:style-name="P15">Name: Output Type</text:p>
            <text:p text:style-name="P15">Type: Integer</text:p>
            <text:p text:style-name="P15">Max: 40</text:p>
            <text:p text:style-name="P15">Min: 0</text:p>
            <text:p text:style-name="P15">Default: 0</text:p>
            <text:p text:style-name="P15">Description: Determines what the output leads do in response to events ....</text:p>
            <text:p text:style-name="P15"/>
            <text:p text:style-name="P14"/>
          </text:deletion>
        </text:changed-region>
        <text:changed-region xml:id="ct86351552" text:id="ct86351552">
          <text:deletion>
            <office:change-info>
              <dc:creator>Balazs Racz</dc:creator>
              <dc:date>2015-02-15T22:45:00</dc:date>
            </office:change-info>
            <text:p text:style-name="P14"><text:span text:style-name="T2">Consumer</text:span></text:p>
          </text:deletion>
        </text:changed-region>
        <text:changed-region xml:id="ct86351360" text:id="ct86351360">
          <text:deletion>
            <office:change-info>
              <dc:creator>Balazs Racz</dc:creator>
              <dc:date>2015-02-16T18:33:00</dc:date>
            </office:change-info>
            <text:p text:style-name="P14"><text:span text:style-name="T2"><text:s/>start:</text:span></text:p>
            <text:p text:style-name="P15">Name: Turnout Active Thrown</text:p>
            <text:p text:style-name="P15">Description: Set the thrown output lead active and closed lead inactive.</text:p>
            <text:p text:style-name="P14"/>
          </text:deletion>
        </text:changed-region>
        <text:changed-region xml:id="ct86351168" text:id="ct86351168">
          <text:deletion>
            <office:change-info>
              <dc:creator>Balazs Racz</dc:creator>
              <dc:date>2015-02-15T22:45:00</dc:date>
            </office:change-info>
            <text:p text:style-name="P14"><text:span text:style-name="T2">Consumer</text:span></text:p>
          </text:deletion>
        </text:changed-region>
        <text:changed-region xml:id="ct86350976" text:id="ct86350976">
          <text:deletion>
            <office:change-info>
              <dc:creator>Balazs Racz</dc:creator>
              <dc:date>2015-02-16T18:33:00</dc:date>
            </office:change-info>
            <text:p text:style-name="P14"><text:span text:style-name="T2"><text:s/>end:</text:span></text:p>
            <text:p text:style-name="P15"/>
            <text:p text:style-name="P14"/>
          </text:deletion>
        </text:changed-region>
        <text:changed-region xml:id="ct86350784" text:id="ct86350784">
          <text:deletion>
            <office:change-info>
              <dc:creator>Balazs Racz</dc:creator>
              <dc:date>2015-02-15T22:46:00</dc:date>
            </office:change-info>
            <text:p text:style-name="P14"><text:span text:style-name="T3">Consumer start:</text:span></text:p>
          </text:deletion>
        </text:changed-region>
        <text:changed-region xml:id="ct86350592" text:id="ct86350592">
          <text:deletion>
            <office:change-info>
              <dc:creator>Balazs Racz</dc:creator>
              <dc:date>2015-02-16T18:33:00</dc:date>
            </office:change-info>
            <text:p text:style-name="P14"/>
            <text:p text:style-name="P15">Name: Turnout Active Closed</text:p>
            <text:p text:style-name="P15">Description: Set the closed output lead active and thrown lead inactive.</text:p>
            <text:p text:style-name="P14"/>
          </text:deletion>
        </text:changed-region>
        <text:changed-region xml:id="ct86350400" text:id="ct86350400">
          <text:deletion>
            <office:change-info>
              <dc:creator>Balazs Racz</dc:creator>
              <dc:date>2015-02-15T22:46:00</dc:date>
            </office:change-info>
            <text:p text:style-name="P14"><text:span text:style-name="T2">Consumer</text:span></text:p>
          </text:deletion>
        </text:changed-region>
        <text:changed-region xml:id="ct86350208" text:id="ct86350208">
          <text:deletion>
            <office:change-info>
              <dc:creator>Balazs Racz</dc:creator>
              <dc:date>2015-02-16T18:33:00</dc:date>
            </office:change-info>
            <text:p text:style-name="P14"><text:span text:style-name="T2"><text:s/>end:</text:span></text:p>
            <text:p text:style-name="P15"/>
            <text:p text:style-name="P13"/>
          </text:deletion>
        </text:changed-region>
        <text:changed-region xml:id="ct86350016" text:id="ct86350016">
          <text:deletion>
            <office:change-info>
              <dc:creator>Balazs Racz</dc:creator>
              <dc:date>2015-02-15T22:46:00</dc:date>
            </office:change-info>
            <text:p text:style-name="P13">Consumer start:</text:p>
            <text:p text:style-name="P13"/>
          </text:deletion>
        </text:changed-region>
        <text:changed-region xml:id="ct86349824" text:id="ct86349824">
          <text:deletion>
            <office:change-info>
              <dc:creator>Balazs Racz</dc:creator>
              <dc:date>2015-02-16T18:33:00</dc:date>
            </office:change-info>
            <text:p text:style-name="P13">Name: Turnout Active Both</text:p>
            <text:p text:style-name="P15">Description: Sets both output leads active.</text:p>
            <text:p text:style-name="P14"/>
          </text:deletion>
        </text:changed-region>
        <text:changed-region xml:id="ct86349632" text:id="ct86349632">
          <text:deletion>
            <office:change-info>
              <dc:creator>Balazs Racz</dc:creator>
              <dc:date>2015-02-15T22:46:00</dc:date>
            </office:change-info>
            <text:p text:style-name="P14"><text:span text:style-name="T2">Consumer</text:span></text:p>
          </text:deletion>
        </text:changed-region>
        <text:changed-region xml:id="ct86349440" text:id="ct86349440">
          <text:deletion>
            <office:change-info>
              <dc:creator>Balazs Racz</dc:creator>
              <dc:date>2015-02-16T18:33:00</dc:date>
            </office:change-info>
            <text:p text:style-name="P14"><text:span text:style-name="T2"><text:s/>end:</text:span></text:p>
            <text:p text:style-name="P15"/>
            <text:p text:style-name="P13"/>
          </text:deletion>
        </text:changed-region>
        <text:changed-region xml:id="ct86349248" text:id="ct86349248">
          <text:deletion>
            <office:change-info>
              <dc:creator>Balazs Racz</dc:creator>
              <dc:date>2015-02-15T22:46:00</dc:date>
            </office:change-info>
            <text:p text:style-name="P13">Consumer start:</text:p>
            <text:p text:style-name="P13"/>
          </text:deletion>
        </text:changed-region>
        <text:changed-region xml:id="ct86349056" text:id="ct86349056">
          <text:deletion>
            <office:change-info>
              <dc:creator>Balazs Racz</dc:creator>
              <dc:date>2015-02-16T18:33:00</dc:date>
            </office:change-info>
            <text:p text:style-name="P13">Name: Turnout Inactive</text:p>
            <text:p text:style-name="P15">Description: Sets both output leads inactive.</text:p>
            <text:p text:style-name="P14"/>
          </text:deletion>
        </text:changed-region>
        <text:changed-region xml:id="ct86348864" text:id="ct86348864">
          <text:deletion>
            <office:change-info>
              <dc:creator>Balazs Racz</dc:creator>
              <dc:date>2015-02-15T22:46:00</dc:date>
            </office:change-info>
            <text:p text:style-name="P14"><text:span text:style-name="T2">Consumer</text:span></text:p>
          </text:deletion>
        </text:changed-region>
        <text:changed-region xml:id="ct86348672" text:id="ct86348672">
          <text:deletion>
            <office:change-info>
              <dc:creator>Balazs Racz</dc:creator>
              <dc:date>2015-02-16T18:33:00</dc:date>
            </office:change-info>
            <text:p text:style-name="P14"><text:span text:style-name="T2"><text:s/>end:</text:span></text:p>
            <text:p text:style-name="P21"/>
            <text:p text:style-name="P15">Group end: (This is end of the "Channel" group)</text:p>
            <text:p text:style-name="P1"/>
            <text:p text:style-name="P1">Group end: (This is end of the "Decoder" group)</text:p>
            <text:p text:style-name="P21"/>
            <text:p text:style-name="P21"/>
            <text:p text:style-name="P14"/>
          </text:deletion>
        </text:changed-region>
        <text:changed-region xml:id="ct86348480" text:id="ct86348480">
          <text:deletion>
            <office:change-info>
              <dc:creator>Balazs Racz</dc:creator>
              <dc:date>2015-02-16T18:40:00</dc:date>
            </office:change-info>
            <text:p text:style-name="P14"><text:span text:style-name="T2">Some </text:span></text:p>
          </text:deletion>
        </text:changed-region>
        <text:changed-region xml:id="ct86348288" text:id="ct86348288">
          <text:deletion>
            <office:change-info>
              <dc:creator>Balazs Racz</dc:creator>
              <dc:date>2015-02-16T18:34:00</dc:date>
            </office:change-info>
            <text:p text:style-name="P14"><text:span text:style-name="T2">thoughts</text:span></text:p>
          </text:deletion>
        </text:changed-region>
        <text:changed-region xml:id="ct86348096" text:id="ct86348096">
          <text:deletion>
            <office:change-info>
              <dc:creator>Balazs Racz</dc:creator>
              <dc:date>2015-02-16T18:40:00</dc:date>
            </office:change-info>
            <text:p text:style-name="P14"><text:span text:style-name="T2"><text:s/>based on putting this example together:</text:span></text:p>
            <text:p text:style-name="P14"/>
          </text:deletion>
        </text:changed-region>
        <text:changed-region xml:id="ct86347904" text:id="ct86347904">
          <text:deletion>
            <office:change-info>
              <dc:creator>Balazs Racz</dc:creator>
              <dc:date>2015-02-16T18:34:00</dc:date>
            </office:change-info>
            <text:p text:style-name="P14"/>
            <text:p text:style-name="P14"/>
          </text:deletion>
        </text:changed-region>
        <text:changed-region xml:id="ct86354944" text:id="ct86354944">
          <text:insertion>
            <office:change-info>
              <dc:creator>Balazs Racz</dc:creator>
              <dc:date>2015-02-16T18:35:00</dc:date>
            </office:change-info>
          </text:insertion>
        </text:changed-region>
        <text:changed-region xml:id="ct86079600" text:id="ct86079600">
          <text:insertion>
            <office:change-info>
              <dc:creator>Balazs Racz</dc:creator>
              <dc:date>2015-02-16T18:36:00</dc:date>
            </office:change-info>
          </text:insertion>
        </text:changed-region>
        <text:changed-region xml:id="ct86356192" text:id="ct86356192">
          <text:insertion>
            <office:change-info>
              <dc:creator>Balazs Racz</dc:creator>
              <dc:date>2015-02-16T18:37:00</dc:date>
            </office:change-info>
          </text:insertion>
        </text:changed-region>
        <text:changed-region xml:id="ct86347520" text:id="ct86347520">
          <text:insertion>
            <office:change-info>
              <dc:creator>Balazs Racz</dc:creator>
              <dc:date>2015-02-16T19:15:00</dc:date>
            </office:change-info>
          </text:insertion>
        </text:changed-region>
        <text:changed-region xml:id="ct86355136" text:id="ct86355136">
          <text:insertion>
            <office:change-info>
              <dc:creator>Balazs Racz</dc:creator>
              <dc:date>2015-02-16T18:40:00</dc:date>
            </office:change-info>
          </text:insertion>
        </text:changed-region>
        <text:changed-region xml:id="ct86355328" text:id="ct86355328">
          <text:insertion>
            <office:change-info>
              <dc:creator>Balazs Racz</dc:creator>
              <dc:date>2015-02-16T18:41:00</dc:date>
            </office:change-info>
          </text:insertion>
        </text:changed-region>
        <text:changed-region xml:id="ct86355600" text:id="ct86355600">
          <text:insertion>
            <office:change-info>
              <dc:creator>Balazs Racz</dc:creator>
              <dc:date>2015-02-16T18:38:00</dc:date>
            </office:change-info>
          </text:insertion>
        </text:changed-region>
        <text:changed-region xml:id="ct86360240" text:id="ct86360240">
          <text:insertion>
            <office:change-info>
              <dc:creator>Balazs Racz</dc:creator>
              <dc:date>2015-02-16T18:40:00</dc:date>
            </office:change-info>
          </text:insertion>
        </text:changed-region>
        <text:changed-region xml:id="ct86360432" text:id="ct86360432">
          <text:insertion>
            <office:change-info>
              <dc:creator>Balazs Racz</dc:creator>
              <dc:date>2015-02-16T18:41:00</dc:date>
            </office:change-info>
          </text:insertion>
        </text:changed-region>
        <text:changed-region xml:id="ct86365312" text:id="ct86365312">
          <text:insertion>
            <office:change-info>
              <dc:creator>Balazs Racz</dc:creator>
              <dc:date>2015-02-16T18:42:00</dc:date>
            </office:change-info>
          </text:insertion>
        </text:changed-region>
        <text:changed-region xml:id="ct86367808" text:id="ct86367808">
          <text:insertion>
            <office:change-info>
              <dc:creator>Balazs Racz</dc:creator>
              <dc:date>2015-02-16T18:43:00</dc:date>
            </office:change-info>
          </text:insertion>
        </text:changed-region>
        <text:changed-region xml:id="ct86370448" text:id="ct86370448">
          <text:insertion>
            <office:change-info>
              <dc:creator>Balazs Racz</dc:creator>
              <dc:date>2015-02-16T18:44:00</dc:date>
            </office:change-info>
          </text:insertion>
        </text:changed-region>
        <text:changed-region xml:id="ct86362368" text:id="ct86362368">
          <text:insertion>
            <office:change-info>
              <dc:creator>Balazs Racz</dc:creator>
              <dc:date>2015-02-16T18:45:00</dc:date>
            </office:change-info>
          </text:insertion>
        </text:changed-region>
        <text:changed-region xml:id="ct86365520" text:id="ct86365520">
          <text:insertion>
            <office:change-info>
              <dc:creator>Balazs Racz</dc:creator>
              <dc:date>2015-02-16T18:47:00</dc:date>
            </office:change-info>
          </text:insertion>
        </text:changed-region>
        <text:changed-region xml:id="ct86365792" text:id="ct86365792">
          <text:deletion>
            <office:change-info>
              <dc:creator>Balazs Racz</dc:creator>
              <dc:date>2015-02-16T18:47:00</dc:date>
            </office:change-info>
            <text:p text:style-name="P22">1) </text:p>
          </text:deletion>
        </text:changed-region>
        <text:changed-region xml:id="ct86369872" text:id="ct86369872">
          <text:deletion>
            <office:change-info>
              <dc:creator>Balazs Racz</dc:creator>
              <dc:date>2015-02-15T22:47:00</dc:date>
            </office:change-info>
            <text:p text:style-name="P22"><text:s/>I blurred those here by documenting them identically via replication.</text:p>
          </text:deletion>
        </text:changed-region>
        <text:changed-region xml:id="ct86370064" text:id="ct86370064">
          <text:insertion>
            <office:change-info>
              <dc:creator>Balazs Racz</dc:creator>
              <dc:date>2015-02-16T18:47:00</dc:date>
            </office:change-info>
          </text:insertion>
        </text:changed-region>
        <text:changed-region xml:id="ct86111648" text:id="ct86111648">
          <text:insertion>
            <office:change-info>
              <dc:creator>Balazs Racz</dc:creator>
              <dc:date>2015-02-16T18:47:00</dc:date>
            </office:change-info>
          </text:insertion>
        </text:changed-region>
        <text:changed-region xml:id="ct86112992" text:id="ct86112992">
          <text:insertion>
            <office:change-info>
              <dc:creator>Balazs Racz</dc:creator>
              <dc:date>2015-02-16T18:48:00</dc:date>
            </office:change-info>
          </text:insertion>
        </text:changed-region>
        <text:changed-region xml:id="ct86111168" text:id="ct86111168">
          <text:insertion>
            <office:change-info>
              <dc:creator>Balazs Racz</dc:creator>
              <dc:date>2015-02-16T18:49:00</dc:date>
            </office:change-info>
          </text:insertion>
        </text:changed-region>
        <text:changed-region xml:id="ct86380128" text:id="ct86380128">
          <text:insertion>
            <office:change-info>
              <dc:creator>Balazs Racz</dc:creator>
              <dc:date>2015-02-16T18:50:00</dc:date>
            </office:change-info>
          </text:insertion>
        </text:changed-region>
        <text:changed-region xml:id="ct86115408" text:id="ct86115408">
          <text:insertion>
            <office:change-info>
              <dc:creator>Balazs Racz</dc:creator>
              <dc:date>2015-02-16T18:51:00</dc:date>
            </office:change-info>
          </text:insertion>
        </text:changed-region>
        <text:changed-region xml:id="ct86376464" text:id="ct86376464">
          <text:insertion>
            <office:change-info>
              <dc:creator>Balazs Racz</dc:creator>
              <dc:date>2015-02-16T20:09:00</dc:date>
            </office:change-info>
          </text:insertion>
        </text:changed-region>
        <text:changed-region xml:id="ct86376112" text:id="ct86376112">
          <text:insertion>
            <office:change-info>
              <dc:creator>Balazs Racz</dc:creator>
              <dc:date>2015-02-16T18:52:00</dc:date>
            </office:change-info>
          </text:insertion>
        </text:changed-region>
        <text:changed-region xml:id="ct86116224" text:id="ct86116224">
          <text:insertion>
            <office:change-info>
              <dc:creator>Balazs Racz</dc:creator>
              <dc:date>2015-02-16T18:53:00</dc:date>
            </office:change-info>
          </text:insertion>
        </text:changed-region>
        <text:changed-region xml:id="ct86110112" text:id="ct86110112">
          <text:insertion>
            <office:change-info>
              <dc:creator>Balazs Racz</dc:creator>
              <dc:date>2015-02-16T18:54:00</dc:date>
            </office:change-info>
          </text:insertion>
        </text:changed-region>
        <text:changed-region xml:id="ct86110304" text:id="ct86110304">
          <text:insertion>
            <office:change-info>
              <dc:creator>Balazs Racz</dc:creator>
              <dc:date>2015-02-16T18:55:00</dc:date>
            </office:change-info>
          </text:insertion>
        </text:changed-region>
        <text:changed-region xml:id="ct85381072" text:id="ct85381072">
          <text:insertion>
            <office:change-info>
              <dc:creator>Balazs Racz</dc:creator>
              <dc:date>2015-02-16T18:56:00</dc:date>
            </office:change-info>
          </text:insertion>
        </text:changed-region>
        <text:changed-region xml:id="ct86117216" text:id="ct86117216">
          <text:insertion>
            <office:change-info>
              <dc:creator>Balazs Racz</dc:creator>
              <dc:date>2015-02-16T18:57:00</dc:date>
            </office:change-info>
          </text:insertion>
        </text:changed-region>
        <text:changed-region xml:id="ct86379056" text:id="ct86379056">
          <text:insertion>
            <office:change-info>
              <dc:creator>Balazs Racz</dc:creator>
              <dc:date>2015-02-16T18:58:00</dc:date>
            </office:change-info>
          </text:insertion>
        </text:changed-region>
        <text:changed-region xml:id="ct86116864" text:id="ct86116864">
          <text:insertion>
            <office:change-info>
              <dc:creator>Balazs Racz</dc:creator>
              <dc:date>2015-02-16T18:59:00</dc:date>
            </office:change-info>
          </text:insertion>
        </text:changed-region>
        <text:changed-region xml:id="ct85382992" text:id="ct85382992">
          <text:insertion>
            <office:change-info>
              <dc:creator>Balazs Racz</dc:creator>
              <dc:date>2015-02-16T19:00:00</dc:date>
            </office:change-info>
          </text:insertion>
        </text:changed-region>
        <text:changed-region xml:id="ct86379408" text:id="ct86379408">
          <text:insertion>
            <office:change-info>
              <dc:creator>Balazs Racz</dc:creator>
              <dc:date>2015-02-16T19:01:00</dc:date>
            </office:change-info>
          </text:insertion>
        </text:changed-region>
        <text:changed-region xml:id="ct86371776" text:id="ct86371776">
          <text:insertion>
            <office:change-info>
              <dc:creator>Balazs Racz</dc:creator>
              <dc:date>2015-02-16T19:02:00</dc:date>
            </office:change-info>
          </text:insertion>
        </text:changed-region>
        <text:changed-region xml:id="ct86379600" text:id="ct86379600">
          <text:deletion>
            <office:change-info>
              <dc:creator>Balazs Racz</dc:creator>
              <dc:date>2015-02-16T19:09:00</dc:date>
            </office:change-info>
            <text:p text:style-name="P1"/>
            <text:p text:style-name="P1">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1"/>
            <text:p text:style-name="P1">3) The DS54 inputs also generate messages. They are specified as two producers (for the active and inactive messages). </text:p>
          </text:deletion>
        </text:changed-region>
        <text:changed-region xml:id="ct86120032" text:id="ct86120032">
          <text:deletion>
            <office:change-info>
              <dc:creator>Balazs Racz</dc:creator>
              <dc:date>2015-02-15T22:48:00</dc:date>
            </office:change-info>
            <text:h text:style-name="P23" text:outline-level="2">Implementation and Expansion Notes</text:h>
          </text:deletion>
        </text:changed-region>
        <text:changed-region xml:id="ct86371968" text:id="ct86371968">
          <text:insertion>
            <office:change-info>
              <dc:creator>Balazs Racz</dc:creator>
              <dc:date>2015-02-15T22:48:00</dc:date>
            </office:change-info>
          </text:insertion>
        </text:changed-region>
        <text:changed-region xml:id="ct86378672" text:id="ct86378672">
          <text:insertion>
            <office:change-info>
              <dc:creator>Balazs Racz</dc:creator>
              <dc:date>2015-02-16T19:13:00</dc:date>
            </office:change-info>
          </text:insertion>
        </text:changed-region>
        <text:changed-region xml:id="ct86388848" text:id="ct86388848">
          <text:deletion>
            <office:change-info>
              <dc:creator>Balazs Racz</dc:creator>
              <dc:date>2015-02-15T22:49:00</dc:date>
            </office:change-info>
            <text:p text:style-name="Text_20_body">Remaining items</text:p>
            <text:p text:style-name="Text_20_body">Internationalization of the XML content?</text:p>
            <text:p text:style-name="Text_20_body"/>
          </text:deletion>
        </text:changed-region>
        <text:changed-region xml:id="ct86389072" text:id="ct86389072">
          <text:insertion>
            <office:change-info>
              <dc:creator>Balazs Racz</dc:creator>
              <dc:date>2015-02-16T20: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Introduction</text:h>
      <text:p text:style-name="P1"><text:change-start text:change-id="ct86139120"/>“<text:change-end text:change-id="ct86139120"/><text:change text:change-id="ct86139552"/>Configuration description information<text:change text:change-id="ct86140896"/><text:change-start text:change-id="ct86141088"/>”<text:change-end text:change-id="ct86141088"/> in this context refers to <text:span text:style-name="T28">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
      <text:p text:style-name="P1">Other information may be available via e.g. manuals or the Internet, and there may be pointers to that information in the CDI, but the format of that information is not under specification here.</text:p>
      <text:p text:style-name="P1"/>
      <text:p text:style-name="P1">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0">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text:change-start text:change-id="ct86152416"/>.<text:change-end text:change-id="ct86152416"/>) A node using the CDI can assume that, once it's read the CDI, it doesn't need to read it again until the source node goes offline.<text:change text:change-id="ct86152688"/></text:p>
      <text:h text:style-name="Heading_20_2" text:outline-level="2">Format</text:h>
      <text:p text:style-name="P1">The format can be extended later for e.g. compression, via changes to the 1<text:span text:style-name="T29">st</text:span> character or some other method.<text:change-start text:change-id="ct86153024"/></text:p>
      <text:p text:style-name="P33">The choice of XML version 1.0 was made to restrict the XML feature set that can be ut<text:change-end text:change-id="ct86153024"/><text:change-start text:change-id="ct86153216"/>ilized in the CDI documents. <text:span text:style-name="T1">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31">The CDI may specify stylesheets (because the XML 1.0 standard is consistent with that).<text:change-end text:change-id="ct86153216"/></text:p>
      <text:p text:style-name="P38"/>
      <text:p text:style-name="P2"><text:change-start text:change-id="ct86154672"/><text:span text:style-name="T1">The online schema is really the normative thing, because that's what we check for conformance testing.</text:span><text:change-end text:change-id="ct86154672"/><text:change text:change-id="ct86155008"/><text:change-start text:change-id="ct86156800"/><text:span text:style-name="T1"> </text:span><text:change-end text:change-id="ct86156800"/>There is no requirement that a node using the CDI <text:change-start text:change-id="ct86158000"/><text:span text:style-name="T30">to perform </text:span><text:change-end text:change-id="ct86158000"/>validat<text:change text:change-id="ct86157072"/><text:change-start text:change-id="ct86159392"/><text:span text:style-name="T30">ion </text:span><text:change-end text:change-id="ct86159392"/>against the schema. But since the contents <text:change-start text:change-id="ct86160992"/><text:span text:style-name="T30">of the schema </text:span><text:change-end text:change-id="ct86160992"/>are normative, it has to obey the defaults, etc, for missing elements.<text:change-start text:change-id="ct86162192"/> <text:span text:style-name="T30">There is </text:span><text:change-end text:change-id="ct86162192"/><text:change-start text:change-id="ct86163648"/><text:span text:style-name="T30">further information about schema versions in the Section Future Extension.</text:span><text:change-end text:change-id="ct86163648"/></text:p>
      <text:p text:style-name="P3"><text:change text:change-id="ct86147328"/><text:change text:change-id="ct86160576"/><text:change text:change-id="ct86151456"/><text:change-start text:change-id="ct84848624"/></text:p>
      <text:p text:style-name="P3">Hexadecimal notation (0x1234) for numbers is not permitted. Although it may have made the CDI easier for people to read, the XML is primarily intended for consumption by OpenLCB nodes. <text:s/>Providing optional coding, such as hexadecimal numbers, makes those nodes more complex.<text:change-end text:change-id="ct84848624"/><text:change-start text:change-id="ct86158192"/></text:p>
      <text:h text:style-name="P5" text:outline-level="3"><text:change-end text:change-id="ct86158192"/><text:change text:change-id="ct84847648"/><text:change-start text:change-id="ct84853360"/>XML Elements</text:h>
      <text:h text:style-name="P108" text:outline-level="4"><text:change-end text:change-id="ct84853360"/><text:change-start text:change-id="ct86179520"/><text:span text:style-name="T13">&lt;</text:span><text:span text:style-name="T12">identification&gt; </text:span><text:span text:style-name="T14">Element</text:span></text:h>
      <text:p text:style-name="P50">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50">There are three ways to a Configuration Tool or a Network Browser tool to access this basic indentification information:</text:p>
      <text:list xml:id="list4862895174033682792" text:style-name="L5">
        <text:list-item>
          <text:p text:style-name="P61">The fixed information may be encoded in the CDI as specific XML tags.</text:p>
        </text:list-item>
        <text:list-item>
          <text:p text:style-name="P61">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61">Both the fixed and the variable information can be fetched with one single message specifically designed for light-weight enumeration of all nodes using the Simple Node Information Protocol.</text:p>
        </text:list-item>
      </text:list>
      <text:p text:style-name="P50"><text:soft-page-break/>This Standard specifies the CDI-held information and for format and access to the ACDI-held information. The standard also requires that all these different access methods must return the same values.</text:p>
      <text:h text:style-name="P108" text:outline-level="4"><text:span text:style-name="T13">&lt;</text:span><text:span text:style-name="T12">acdi&gt; </text:span><text:span text:style-name="T14">Element</text:span></text:h>
      <text:p text:style-name="P44"><text:change-end text:change-id="ct86179520"/><text:change-start text:change-id="ct86180544"/><text:span text:style-name="T12">ACDI defines t</text:span><text:change-end text:change-id="ct86180544"/><text:change-start text:change-id="ct86180736"/><text:span text:style-name="T12">wo specific memory spaces that contain the basic identification information. The layout of these spaces is fixed in the standard, and allows the </text:span><text:change-end text:change-id="ct86180736"/><text:change-start text:change-id="ct86182688"/><text:span text:style-name="T12">Configuration Tool to access these values without needing to fetch and parse the CDI.</text:span><text:change-end text:change-id="ct86182688"/><text:change-start text:change-id="ct86185744"/></text:p>
      <text:p text:style-name="P45">This is the equivalent descriptor to the ACDI spaces:</text:p>
      <text:p text:style-name="P34">&lt;segment origin='0' space='252'&gt;</text:p>
      <text:p text:style-name="P34"><text:s text:c="4"/>&lt;group&gt;</text:p>
      <text:p text:style-name="P34"><text:s text:c="8"/>&lt;name&gt;Manufacturer Information&lt;/name&gt;</text:p>
      <text:p text:style-name="P34"><text:s text:c="8"/>&lt;description&gt;Manufacturer-provided fixed node description&lt;/description&gt;</text:p>
      <text:p text:style-name="P34"><text:s text:c="8"/>&lt;int size='1'&gt;</text:p>
      <text:p text:style-name="P34"><text:s text:c="12"/>&lt;name&gt;Version&lt;/name&gt;</text:p>
      <text:p text:style-name="P34"><text:s text:c="8"/>&lt;/int&gt;</text:p>
      <text:p text:style-name="P34"><text:s text:c="8"/>&lt;string size='41'&gt;</text:p>
      <text:p text:style-name="P34"><text:s text:c="12"/>&lt;name&gt;Manufacturer Name&lt;/name&gt;</text:p>
      <text:p text:style-name="P34"><text:s text:c="8"/>&lt;/string&gt;</text:p>
      <text:p text:style-name="P34"><text:s text:c="8"/>&lt;string size='41'&gt;</text:p>
      <text:p text:style-name="P34"><text:s text:c="12"/>&lt;name&gt;Node Type&lt;/name&gt;</text:p>
      <text:p text:style-name="P34"><text:s text:c="8"/>&lt;/string&gt;</text:p>
      <text:p text:style-name="P34"><text:s text:c="8"/>&lt;string size='21'&gt;</text:p>
      <text:p text:style-name="P34"><text:s text:c="12"/>&lt;name&gt;Hardware Version&lt;/name&gt;</text:p>
      <text:p text:style-name="P34"><text:s text:c="8"/>&lt;/string&gt;</text:p>
      <text:p text:style-name="P34"><text:s text:c="8"/>&lt;string size='21'&gt;</text:p>
      <text:p text:style-name="P34"><text:s text:c="12"/>&lt;name&gt;Software Version&lt;/name&gt;</text:p>
      <text:p text:style-name="P34"><text:s text:c="8"/>&lt;/string&gt;</text:p>
      <text:p text:style-name="P34"><text:s text:c="5"/>&lt;/group&gt;</text:p>
      <text:p text:style-name="P35">&lt;/segment&gt;</text:p>
      <text:p text:style-name="P34">&lt;segment origin='0' space='251'&gt;</text:p>
      <text:p text:style-name="P34"><text:s text:c="4"/>&lt;group&gt;</text:p>
      <text:p text:style-name="P34"><text:s text:c="8"/>&lt;name&gt;User Identification&lt;/name&gt;</text:p>
      <text:p text:style-name="P34"><text:s text:c="8"/>&lt;description&gt;Lets the user add his own description&lt;/description&gt;</text:p>
      <text:p text:style-name="P34"><text:s text:c="8"/>&lt;int size='1'&gt;</text:p>
      <text:p text:style-name="P34"><text:s text:c="12"/>&lt;name&gt;Version&lt;/name&gt;</text:p>
      <text:p text:style-name="P34"><text:s text:c="8"/>&lt;/int&gt;</text:p>
      <text:p text:style-name="P34"><text:s text:c="8"/>&lt;string size='63'&gt;</text:p>
      <text:p text:style-name="P34"><text:s text:c="12"/>&lt;name&gt;Node Name&lt;/name&gt;</text:p>
      <text:p text:style-name="P34"><text:s text:c="8"/>&lt;/string&gt;</text:p>
      <text:p text:style-name="P34"><text:s text:c="8"/>&lt;string size='64'&gt;</text:p>
      <text:p text:style-name="P34"><text:s text:c="12"/>&lt;name&gt;Node Description&lt;/name&gt;</text:p>
      <text:p text:style-name="P34"><text:s text:c="8"/>&lt;/string&gt;</text:p>
      <text:p text:style-name="P34"><text:s text:c="4"/>&lt;/group&gt;</text:p>
      <text:p text:style-name="P39"><text:span text:style-name="Example"><text:span text:style-name="T23">&lt;/segment&gt;</text:span></text:span></text:p>
      <text:p text:style-name="P46"><text:change-end text:change-id="ct86185744"/><text:change-start text:change-id="ct86186896"/>Manufacturers are encouraged to put these segments definitions into their CDI as well<text:change-end text:change-id="ct86186896"/><text:change-start text:change-id="ct86186704"/>, especially the user-editable portion.<text:change-end text:change-id="ct86186704"/><text:change-start text:change-id="ct86189504"/></text:p>
      <text:h text:style-name="P109" text:outline-level="4"><text:soft-page-break/><text:span text:style-name="T13">&lt;</text:span><text:span text:style-name="T14">segment</text:span><text:span text:style-name="T12">&gt; </text:span><text:span text:style-name="T14">Element</text:span></text:h>
      <text:p text:style-name="P46"><text:change-end text:change-id="ct86189504"/><text:change-start text:change-id="ct86191408"/><text:span text:style-name="T12">A &lt;segment&gt; element is used to define information that is stored in a Memory Space (see the </text:span><text:change-end text:change-id="ct86191408"/><text:change-start text:change-id="ct86191600"/><text:span text:style-name="T12">OpenLCB Memory Configuration Protocol). Some nodes may have only one memory space, others may have multiple.</text:span><text:change-end text:change-id="ct86191600"/><text:change-start text:change-id="ct86190576"/><text:span text:style-name="T12"> </text:span><text:span text:style-name="T15">There can be multiple segments that bind to the same Memory Space.</text:span><text:change-end text:change-id="ct86190576"/><text:change-start text:change-id="ct84857408"/></text:p>
      <text:p text:style-name="P51">Node developers are advised to assign relatively short &lt;name&gt; values to segments, because certain Configuration Tools may use these as labels for a tabbed dialog box.</text:p>
      <text:h text:style-name="P110" text:outline-level="4"><text:change-end text:change-id="ct84857408"/><text:change-start text:change-id="ct86183504"/><text:span text:style-name="T16">Data </text:span><text:span text:style-name="T14">Element</text:span><text:span text:style-name="T16">s</text:span></text:h>
      <text:p text:style-name="P47"><text:span text:style-name="T12">This is </text:span><text:change-end text:change-id="ct86183504"/><text:change-start text:change-id="ct86188832"/><text:span text:style-name="T12">the point of the whole standard: the actual Variables. The most important information for each variable is how to access is.</text:span></text:p>
      <text:p text:style-name="P47"><text:span text:style-name="T12">The Memory Configuration Protocol requires two values to access a piece of information: the Space number (8-bit integer) and the Address (32-bit integer).</text:span><text:change-end text:change-id="ct86188832"/><text:change-start text:change-id="ct86231792"/><text:span text:style-name="T12"> </text:span><text:span text:style-name="T17">The Space value comes from the &lt;segment&gt; element.</text:span></text:p>
      <text:p text:style-name="P48"><text:span text:style-name="T20">A</text:span><text:span text:style-name="T11">ddresses are laid out </text:span><text:span text:style-name="T22">by data length </text:span><text:span text:style-name="T11">using a depth-first </text:span><text:span text:style-name="T21">traversal </text:span><text:span text:style-name="T11">algorithm:</text:span></text:p>
      <text:list xml:id="list8785029081233106216" text:style-name="L6">
        <text:list-item>
          <text:p text:style-name="P87"><text:span text:style-name="T31">At the start of the segment, set current_address to be the value </text:span><text:span text:style-name="T9">of the</text:span><text:span text:style-name="T31"> attribute `origin' of the &lt;segment&gt; element, or 0 (zero) if this attribute is not present.</text:span></text:p>
        </text:list-item>
        <text:list-item>
          <text:p text:style-name="P88">For each child element:</text:p>
        </text:list-item>
      </text:list>
      <text:list xml:id="list4345952969301091496" text:style-name="L7">
        <text:list-item>
          <text:list>
            <text:list-item>
              <text:p text:style-name="P90">increment current_address by the attribute `offset' if present (can be negative!)</text:p>
            </text:list-item>
            <text:list-item>
              <text:p text:style-name="P89">if it is a primitive type</text:p>
              <text:list>
                <text:list-item>
                  <text:p text:style-name="P89">render the UI according to the element type, <text:span text:style-name="T33">take current_address for data</text:span></text:p>
                </text:list-item>
                <text:list-item>
                  <text:p text:style-name="P89">post-increment current_address by the element size <text:span text:style-name="T32">(8 for events, otherwise given by the `size' attribute)</text:span></text:p>
                </text:list-item>
              </text:list>
            </text:list-item>
            <text:list-item>
              <text:p text:style-name="P91">if it is a group, check the replication count</text:p>
              <text:list>
                <text:list-item>
                  <text:p text:style-name="P92">render a box or separator and header <text:span text:style-name="T34">except if group is empty</text:span></text:p>
                </text:list-item>
                <text:list-item>
                  <text:p text:style-name="P91">recurse into the group to lay out all child elements</text:p>
                </text:list-item>
                <text:list-item>
                  <text:p text:style-name="P91">if there is any remaining replication left, <text:span text:style-name="T33">repeat from</text:span> to <text:span text:style-name="T33">rendering box or separator</text:span></text:p>
                </text:list-item>
              </text:list>
            </text:list-item>
          </text:list>
        </text:list-item>
      </text:list>
      <text:p text:style-name="P49"><text:change-end text:change-id="ct86231792"/><text:change-start text:change-id="ct86230464"/></text:p>
      <text:p text:style-name="P49"><text:span text:style-name="T12">Data Elements support constraints for the values</text:span><text:change-end text:change-id="ct86230464"/><text:change-start text:change-id="ct86238560"/><text:span text:style-name="T12">:</text:span></text:p>
      <text:list xml:id="list2588827354291962483" text:style-name="L8">
        <text:list-item>
          <text:p text:style-name="P62"><text:span text:style-name="T12">Integers have &lt;min&gt; and &lt;max&gt; elements inside. They constrain the range </text:span><text:change-end text:change-id="ct86238560"/><text:change-start text:change-id="ct85218176"/><text:span text:style-name="T12">with endpoints inclusive, </text:span><text:span text:style-name="T1">i.e.</text:span><text:span text:style-name="T12"> &lt;min&gt;5&lt;/min&gt; allows value 5 but disallows value 4.</text:span></text:p>
        </text:list-item>
        <text:list-item>
          <text:p text:style-name="P63"><text:span text:style-name="T12">All elements support a &lt;map&gt; which can be used to </text:span><text:change-end text:change-id="ct85218176"/><text:change-start text:change-id="ct85215952"/><text:span text:style-name="T18">constrain the possible values to a fixed list, as well as provide user-readable descriptions to the values. Inside the map, the &lt;property&gt; entry is the one that should be written to the node, and the &lt;value&gt; e</text:span><text:change-end text:change-id="ct85215952"/><text:change-start text:change-id="ct86238976"/><text:span text:style-name="T18">ntry is the one that should be displayed to the user.<text:line-break/></text:span><text:span text:style-name="T19">A possible User Interface for displaying this </text:span></text:p>
        </text:list-item>
      </text:list>
      <text:p text:style-name="P52">Be aware that all data is to be written in big-endian byte order.<text:change-end text:change-id="ct86238976"/><text:change-start text:change-id="ct86231040"/></text:p>
      <text:h text:style-name="P102" text:outline-level="2"><text:soft-page-break/>Future Expansion</text:h>
      <text:p text:style-name="P43"><text:change-end text:change-id="ct86231040"/><text:change-start text:change-id="ct85216240"/>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41"><text:change-end text:change-id="ct85216240"/><text:change-start text:change-id="ct85227744"/><text:span text:style-name="T12">The guarantees given in the standard allow the algorithm for tracking the current_address to function properly for future minor versions </text:span><text:span text:style-name="T1">of the</text:span><text:span text:style-name="T12"> standard. This ensures that all known Data Elements are laid out by the Configuration Tool as in</text:span><text:change-end text:change-id="ct85227744"/><text:change-start text:change-id="ct85228576"/><text:span text:style-name="T12">tended by the CDI developer. Any unknown Data Elements can be skipped by the Configuration Tool. It is advised for Configuration Tool developers to identify to the user that an unknown element was found</text:span><text:change-end text:change-id="ct85228576"/><text:change-start text:change-id="ct85228768"/><text:span text:style-name="T12"> and an update to the software of the Configuration Tool may be required to have proper access to it.</text:span></text:p>
      <text:p text:style-name="P42"><text:span text:style-name="T12">On the other hand, a new major version</text:span><text:change-end text:change-id="ct85228768"/><text:change-start text:change-id="ct86251648"/><text:span text:style-name="T12"> </text:span><text:span text:style-name="T1">of the</text:span><text:span text:style-name="T12"> standard may define the XML elements or the layout algorithm in a completely different way that prevents a Configuration Tool designed for an earlier version of the standard for properly following the layout algorithm.</text:span><text:change-end text:change-id="ct86251648"/></text:p>
      <text:h text:style-name="Heading_20_1" text:outline-level="1"><text:change text:change-id="ct85227936"/><text:change-start text:change-id="ct86251840"/><text:span text:style-name="T35">Background</text:span><text:change-end text:change-id="ct86251840"/> Information<text:change text:change-id="ct85220480"/></text:h>
      <text:h text:style-name="Heading_20_2" text:outline-level="2">Environment of Proposal</text:h>
      <text:h text:style-name="Heading_20_3" text:outline-level="3">Requirements</text:h>
      <text:list xml:id="list1155225022331115258" text:style-name="L9">
        <text:list-item>
          <text:p text:style-name="P64">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64">Users want <text:s/>to configure a node entirely over the OpenLCB, without physical interactions, e.g. pushing buttons.</text:p>
        </text:list-item>
      </text:list>
      <text:h text:style-name="Heading_20_3" text:outline-level="3">Preferences</text:h>
      <text:list xml:id="list2261946063939106183" text:style-name="L10">
        <text:list-item>
          <text:p text:style-name="P65">Small nodes shouldn't need a lot of processing power, e.g. to compress or decompress data in real time. Memory usage should also be limited, but is a second priority.</text:p>
        </text:list-item>
        <text:list-item>
          <text:p text:style-name="P65">Configuration retrieval operations should be state-less and idempotent to simplify software at both ends. This is a preference for the CDI retrieval mechanism, not the CDI itself.</text:p>
        </text:list-item>
        <text:list-item>
          <text:p text:style-name="P65">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4026673472273" text:continue-list="list4025770812062" text:style-name="L1">
        <text:list-item>
          <text:p text:style-name="P60">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change text:change-id="ct86271984"/><text:change-start text:change-id="ct86273488"/><text:span text:style-name="T42">in</text:span><text:change-end text:change-id="ct86273488"/> this proposal. Similarly, DCC CV29 has lots of variables within it, each stored as bits. </text:p>
        </text:list-item>
      </text:list>
      <text:p text:style-name="P1"><text:soft-page-break/></text:p>
      <text:list xml:id="list4026670955874" text:continue-numbering="true" text:style-name="L1">
        <text:list-item>
          <text:p text:style-name="P7"><text:change text:change-id="ct86269904"/>The primary design constraints are complexity and size in the OpenLCB device providing CDI, and complexity and size in the device consuming the CDI.<text:change-start text:change-id="ct86272528"/></text:p>
          <text:list>
            <text:list-item>
              <text:p text:style-name="P7"><text:change-end text:change-id="ct86272528"/><text:change text:change-id="ct86268832"/>Size and complexity in the providing device is the more important constraint. There are more of those devices, they are cost sensitive, and they may not be <text:change text:change-id="ct86272720"/><text:change-start text:change-id="ct86275440"/><text:span text:style-name="T35">upgradeable</text:span><text:change-end text:change-id="ct86275440"/> once delivered.<text:change-start text:change-id="ct86274800"/></text:p>
            </text:list-item>
            <text:list-item>
              <text:p text:style-name="P7"><text:change-end text:change-id="ct86274800"/><text:change text:change-id="ct86272912"/>Size and complexity in the CDI-consuming device should also be considered. In particular, code complexity is an issue which must be addressed.<text:change-start text:change-id="ct86265104"/></text:p>
            </text:list-item>
          </text:list>
        </text:list-item>
        <text:list-item>
          <text:p text:style-name="P7"><text:change-end text:change-id="ct86265104"/><text:change text:change-id="ct86269600"/><text:change text:change-id="ct86270096"/><text:change text:change-id="ct86273104"/>Secondary constraints are testability of the provided information, scalability of the format, and the convenience and availability of a suitable toolchain.<text:change-start text:change-id="ct86190784"/></text:p>
        </text:list-item>
        <text:list-item>
          <text:p text:style-name="P7"><text:change-end text:change-id="ct86190784"/><text:change text:change-id="ct86277600"/><text:change text:change-id="ct86277408"/><text:change text:change-id="ct86190976"/>There is a physical/logical structure to the configuration which the CDI can and should reflect:<text:change-start text:change-id="ct86277792"/></text:p>
          <text:list>
            <text:list-item>
              <text:p text:style-name="P7"><text:change-end text:change-id="ct86277792"/><text:change text:change-id="ct86278240"/>The basic OpenLCB unit is a "Node". Nodes provide CDI for their needed configuration information. <text:change text:change-id="ct86278656"/><text:change-start text:change-id="ct86278432"/><text:span text:style-name="T42">One possible</text:span><text:change-end text:change-id="ct86278432"/> protocol for that <text:change text:change-id="ct86278848"/><text:change-start text:change-id="ct86280224"/><text:span text:style-name="T42">is the Memory Configuration Protocol</text:span><text:change-end text:change-id="ct86280224"/>.<text:change-start text:change-id="ct86279456"/></text:p>
            </text:list-item>
            <text:list-item>
              <text:p text:style-name="P7"><text:change-end text:change-id="ct86279456"/><text:change text:change-id="ct86280768"/><text:change text:change-id="ct86279824"/><text:change text:change-id="ct86264160"/>A Node can contain zero or more "Producers". Each Producer is independently configured. There is no ordering between separate Producers, but they can be numbered for ease of reference.<text:change-start text:change-id="ct85175232"/></text:p>
            </text:list-item>
            <text:list-item>
              <text:p text:style-name="P7"><text:change-end text:change-id="ct85175232"/><text:change text:change-id="ct86280960"/><text:change text:change-id="ct86279232"/><text:change text:change-id="ct86279040"/>A Node can contain zero or more "Consumers". Each Consumer is independently configured. There is no ordering between separate Consumers, or between individual Consumers and Producers, but they can be numbered for ease of reference.<text:change-start text:change-id="ct86281968"/></text:p>
            </text:list-item>
            <text:list-item>
              <text:p text:style-name="P7"><text:change-end text:change-id="ct86281968"/><text:change text:change-id="ct86281344"/><text:change text:change-id="ct86281152"/><text:change text:change-id="ct86282160"/>Each Producer or Consumer can be configured with zero or one Events.<text:change-start text:change-id="ct86282864"/> <text:span text:style-name="T35">A hardware port may have more than one Producer or Consumer (for example two: off and on).</text:span><text:change-end text:change-id="ct86282864"/><text:change-start text:change-id="ct85153728"/></text:p>
            </text:list-item>
            <text:list-item>
              <text:p text:style-name="P7"><text:change-end text:change-id="ct85153728"/><text:change text:change-id="ct86283808"/><text:change text:change-id="ct86283616"/><text:change text:change-id="ct86283424"/>Each Event has an Identifier which uniquely defines it. <text:change-start text:change-id="ct86284000"/></text:p>
            </text:list-item>
            <text:list-item>
              <text:p text:style-name="P7"><text:change-end text:change-id="ct86284000"/><text:change text:change-id="ct86284768"/><text:change text:change-id="ct86284576"/><text:change text:change-id="ct86284384"/><text:change text:change-id="ct86284192"/>To ensure future growth, there is no required "device", "channel" or other grouping within a node. Those may be present in some node types, and CDI must be able to represent them, but may not require any specific organization.<text:change-start text:change-id="ct86284960"/> <text:span text:style-name="T35">In other words, organizing the configuration is left up to the Node developers. One </text:span><text:change-end text:change-id="ct86284960"/><text:change-start text:change-id="ct86285152"/><text:span text:style-name="T35">OpenLCB product may be considered superior to another of equivalent hardware capabilities purely because its configuration is easier to understand and use for the end-user.</text:span><text:change-end text:change-id="ct86285152"/></text:p>
            </text:list-item>
          </text:list>
        </text:list-item>
      </text:list>
      <text:p text:style-name="P1"/>
      <text:h text:style-name="Heading_20_3" text:outline-level="3">Storage</text:h>
      <text:p text:style-name="P1">The configuration definition is stored in a hierarchical manner.</text:p>
      <text:p text:style-name="P1"/>
      <text:p text:style-name="P1">I) In what follows:</text:p>
      <text:p text:style-name="P1"/>
      <text:p text:style-name="P1">A "String" must be present; an "Optional String" does not have to be. Strings are in UTF-8.</text:p>
      <text:p text:style-name="P1"/>
      <text:p text:style-name="P1">An "Integer" may be signed; if no sign, it's taken as positive.</text:p>
      <text:p text:style-name="P1"/>
      <text:p text:style-name="P1">A "Map" provides a set of named descriptive values. It contains:</text:p>
      <text:p text:style-name="P1"/>
      <text:list xml:id="list4025380992195" text:continue-list="list4025947005907" text:style-name="L2">
        <text:list-item>
          <text:p text:style-name="P8">Name: Optional String, if present required to be unique within enclosing group or node<text:change-start text:change-id="ct86285344"/></text:p>
        </text:list-item>
        <text:list-item>
          <text:p text:style-name="P8"><text:change-end text:change-id="ct86285344"/><text:change text:change-id="ct86286144"/>Description: Optional String<text:change-start text:change-id="ct85160160"/></text:p>
        </text:list-item>
        <text:list-item>
          <text:p text:style-name="P8"><text:change-end text:change-id="ct85160160"/><text:change text:change-id="ct86286336"/>1 or more "Key", "Value" pairs. Each element of the pair can be of any supported type, depending only on how it is to be used.</text:p>
        </text:list-item>
      </text:list>
      <text:p text:style-name="P1"><text:soft-page-break/>Map elements provide a mapping between the pairs they contain. For example, a map can relate numeric values for a variable to descripti<text:change text:change-id="ct85029744"/><text:change-start text:change-id="ct86288112"/><text:span text:style-name="T36">ve</text:span><text:change-end text:change-id="ct86288112"/>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
      <text:p text:style-name="P1">II) At the top, root level is the information for a "node". This includes:</text:p>
      <text:p text:style-name="P1"/>
      <text:list xml:id="list4025761434011" text:continue-list="list4026469834060" text:style-name="L3">
        <text:list-item>
          <text:p text:style-name="P69">Manufacturer: String<text:change-start text:change-id="ct86286528"/></text:p>
        </text:list-item>
        <text:list-item>
          <text:p text:style-name="P9"><text:change-end text:change-id="ct86286528"/><text:change text:change-id="ct86288496"/><text:change text:change-id="ct86288304"/>Model: If present, the human-readable model name the manufacturer gives to this node.</text:p>
        </text:list-item>
        <text:list-item>
          <text:p text:style-name="P11">Version: If present, the human-readable version string for the current board.<text:change-start text:change-id="ct86288736"/></text:p>
        </text:list-item>
        <text:list-item>
          <text:p text:style-name="P11"><text:change-end text:change-id="ct86288736"/><text:change text:change-id="ct86289120"/><text:change-start text:change-id="ct86289312"/><text:span text:style-name="T36">An optional Map for storing custom attributes defined by the manufacturer.</text:span><text:change-end text:change-id="ct86289312"/><text:change text:change-id="ct86290496"/><text:change-start text:change-id="ct86290688"/><text:span text:style-name="T36"> </text:span><text:change-end text:change-id="ct86290688"/>Any other information desired can be added <text:change text:change-id="ct86291136"/><text:change-start text:change-id="ct86292896"/><text:span text:style-name="T36">to this map</text:span><text:change-end text:change-id="ct86292896"/>.</text:p>
        </text:list-item>
      </text:list>
      <text:p text:style-name="P1"/>
      <text:p text:style-name="P1">III) Within the node is zero or more "groups". Each group contains:</text:p>
      <text:p text:style-name="P1"/>
      <text:list xml:id="list3364158694479076172" text:style-name="L11">
        <text:list-item>
          <text:p text:style-name="P75">Name: String, required to be unique within enclosing group or node</text:p>
        </text:list-item>
        <text:list-item>
          <text:p text:style-name="P75">Descripti<text:change text:change-id="ct86297568"/><text:change-start text:change-id="ct86300656"/><text:span text:style-name="T37">on</text:span><text:change-end text:change-id="ct86300656"/>: <text:change text:change-id="ct86300848"/><text:change-start text:change-id="ct86301984"/><text:span text:style-name="T37">Documents to the end-user the logical contents.</text:span><text:change-end text:change-id="ct86301984"/></text:p>
        </text:list-item>
        <text:list-item>
          <text:p text:style-name="P75">Replication count: Integer &gt;= 1 (number of times this group is replicated within the parent item)</text:p>
          <text:p text:style-name="P75"/>
        </text:list-item>
      </text:list>
      <text:p text:style-name="P1">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
      <text:p text:style-name="P1"><text:change text:change-id="ct86297760"/><text:change-start text:change-id="ct86302512"/><text:span text:style-name="T37">Instances</text:span><text:change-end text:change-id="ct86302512"/> within replicated groups are numbered from 1 to the replication count. If more than one replicated group is present, the numbering for each starts again with 1.</text:p>
      <text:p text:style-name="P1"/>
      <text:p text:style-name="P1">Groups may contain one or more inner groups, with the same representation. This may continue to any desired level.</text:p>
      <text:p text:style-name="P1"/>
      <text:p text:style-name="P1">IV) Groups may contain "variable"<text:change text:change-id="ct86293600"/> descriptions<text:change text:change-id="ct86293792"/><text:change-start text:change-id="ct86308592"/> <text:span text:style-name="T37">of various types.</text:span><text:change-end text:change-id="ct86308592"/></text:p>
      <text:p text:style-name="P1"/>
      <text:p text:style-name="P1">IV-a) A "variable" description contains:</text:p>
      <text:p text:style-name="P1"><text:change-start text:change-id="ct86301152"/></text:p>
      <text:list xml:id="list4025008548669" text:continue-list="list6258508458201321045" text:style-name="L4">
        <text:list-item>
          <text:p text:style-name="P76">Type: represented by the element tag. Can be int, string (UTF-8), eventid.<text:change-end text:change-id="ct86301152"/><text:change-start text:change-id="ct86302176"/> Previously other types were also considered, e.g. "bit", "digit" (an unsigned binary-coded-decimal value), "signed" (a binary value with a sign), "unsigned" (a binary value without a sign), "blob" (arbitrary byte vector).<text:change-end text:change-id="ct86302176"/></text:p>
        </text:list-item>
        <text:list-item>
          <text:p text:style-name="P12">Name: String, required to be unique within enclosing group or node<text:change text:change-id="ct86309520"/><text:change text:change-id="ct86309328"/></text:p>
        </text:list-item>
        <text:list-item>
          <text:p text:style-name="P12">Max: Integer - <text:change text:change-id="ct86276032"/>the maximum value allowed.</text:p>
        </text:list-item>
        <text:list-item>
          <text:p text:style-name="P12">Min: Integer - <text:change text:change-id="ct86276304"/>the minimum value allowed.<text:change-start text:change-id="ct86305600"/></text:p>
        </text:list-item>
        <text:list-item>
          <text:p text:style-name="P76">Size: describes how many bytes are occupied by this variable. Also used for integers to describe the <text:change-end text:change-id="ct86305600"/><text:change-start text:change-id="ct86314448"/><text:span text:style-name="T38">data type size (e.g. byte, word, dword etc).</text:span><text:change-end text:change-id="ct86314448"/></text:p>
        </text:list-item>
        <text:list-item>
          <text:p text:style-name="P12">Description: Optional String</text:p>
        </text:list-item>
        <text:list-item>
          <text:p text:style-name="P12">Default: <text:change text:change-id="ct86276800"/><text:change text:change-id="ct86276608"/><text:change-start text:change-id="ct86315632"/><text:span text:style-name="T38">optional, for integer type only</text:span><text:change-end text:change-id="ct86315632"/></text:p>
        </text:list-item>
        <text:list-item>
          <text:p text:style-name="P12"><text:soft-page-break/>Offset: Optional integer offset <text:change text:change-id="ct86315104"/><text:change-start text:change-id="ct86316592"/><text:span text:style-name="T38">to skip before this element in the layout, </text:span><text:change-end text:change-id="ct86316592"/>data is <text:change-start text:change-id="ct86317824"/><text:span text:style-name="T38">otherwise </text:span><text:change-end text:change-id="ct86317824"/>laid out by length in depth-first order.</text:p>
        </text:list-item>
      </text:list>
      <text:p text:style-name="P1"/>
      <text:p text:style-name="P1">A variable may contain zero or one map descriptions. If present, the map represents a mapping between possible values (the "<text:change text:change-id="ct86314640"/><text:change-start text:change-id="ct86314176"/><text:span text:style-name="T38">Property</text:span><text:change-end text:change-id="ct86314176"/>" part of the map's pairs) and convenient names for them (the "Value" part of the map's pairs). </text:p>
      <text:p text:style-name="P1"/>
      <text:p text:style-name="P1">Note that the current value of a variable is not considered configuration definition information (see item 1A and 1B in the introduction).</text:p>
      <text:p text:style-name="P1"/>
      <text:p text:style-name="P1">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change-start text:change-id="ct86317568"/>. <text:span text:style-name="T38">A possible way </text:span><text:change-end text:change-id="ct86317568"/><text:change-start text:change-id="ct86319984"/><text:span text:style-name="T38">to organize internally bit-mapped information is to use an address translation scheme which maps each bit to a byte.</text:span><text:change-end text:change-id="ct86319984"/>)<text:change text:change-id="ct86318656"/></text:p>
      <text:p text:style-name="P1"><text:change text:change-id="ct85091200"/></text:p>
      <text:h text:style-name="Heading_20_2" text:outline-level="2">Example</text:h>
      <text:p text:style-name="Text_20_body">The following is not meant to show <text:span text:style-name="T26">how</text:span> configuration definition information would be stored, but <text:span text:style-name="T26">what kinds</text:span> of information would be stored. It's a description of a complex accessory decoder, the Digitrax DS54, modified for use in a Producer-Consumer model.</text:p>
      <text:p text:style-name="P1"/>
      <text:p text:style-name="P1">Hopefully the syntax will be self-explanatory. In any case, it's just for this example, not a proposal of any kind.</text:p>
      <text:p text:style-name="P1"><text:change-start text:change-id="ct86347712"/></text:p>
      <text:p text:style-name="P36">&lt;?xml version="1.0"?&gt;</text:p>
      <text:p text:style-name="P36">&lt;cdi xmlns:xsi="http://www.w3.org/2001/XMLSchema-instance" <text:tab/>xsi:noNamespaceSchemaLocation="http://openlcb.org/schema/<text:span text:style-name="T44">cdi/</text:span>1/1/cdi.xsd"&gt;</text:p>
      <text:p text:style-name="P36"/>
      <text:p text:style-name="P36">&lt;identification&gt;</text:p>
      <text:p text:style-name="P36">&lt;manufacturer&gt;Digitrax&lt;/manufacturer&gt;</text:p>
      <text:p text:style-name="P36">&lt;model&gt;DS54&lt;/model&gt;</text:p>
      <text:p text:style-name="P36">&lt;hardwareVersion&gt;2.33&lt;/hardwareVersion&gt;</text:p>
      <text:p text:style-name="P36">&lt;/identification&gt;</text:p>
      <text:p text:style-name="P36"/>
      <text:p text:style-name="P36">&lt;acdi/&gt;</text:p>
      <text:p text:style-name="P36"/>
      <text:p text:style-name="P36">&lt;segment space='251'&gt;</text:p>
      <text:p text:style-name="P36"><text:s text:c="2"/>&lt;name&gt;User Identification&lt;/name&gt;</text:p>
      <text:p text:style-name="P36"><text:s text:c="2"/>&lt;description&gt;Lets the user add his own description&lt;/description&gt;</text:p>
      <text:p text:style-name="P36"><text:s text:c="2"/>&lt;int size='1'&gt;</text:p>
      <text:p text:style-name="P36"><text:s text:c="4"/>&lt;name&gt;Version&lt;/name&gt;</text:p>
      <text:p text:style-name="P36"><text:s text:c="2"/>&lt;/int&gt;</text:p>
      <text:p text:style-name="P36"><text:s text:c="2"/>&lt;string size='63'&gt;</text:p>
      <text:p text:style-name="P36"><text:soft-page-break/><text:s text:c="4"/>&lt;name&gt;Node Name&lt;/name&gt;</text:p>
      <text:p text:style-name="P36"><text:s text:c="2"/>&lt;/string&gt;</text:p>
      <text:p text:style-name="P36"><text:s text:c="2"/>&lt;string size='64'&gt;</text:p>
      <text:p text:style-name="P36"><text:s text:c="4"/>&lt;name&gt;Node Description&lt;/name&gt;</text:p>
      <text:p text:style-name="P36"><text:s text:c="2"/>&lt;/string&gt;</text:p>
      <text:p text:style-name="P36">&lt;/segment&gt;</text:p>
      <text:p text:style-name="P36"/>
      <text:p text:style-name="P36">&lt;segment space="253"&gt;</text:p>
      <text:p text:style-name="P36"><text:s text:c="2"/>&lt;int size="2"&gt;</text:p>
      <text:p text:style-name="P36"><text:s text:c="4"/>&lt;name&gt;Address&lt;/name&gt;</text:p>
      <text:p text:style-name="P36"><text:s text:c="4"/>&lt;description&gt;The DCC address of the accessory decoder. This is not needed in OpenLCB operation.&lt;/description&gt;</text:p>
      <text:p text:style-name="P36"><text:s text:c="4"/>&lt;min&gt;0&lt;/min&gt;&lt;max&gt;2044&lt;/max&gt;</text:p>
      <text:p text:style-name="P36"><text:s text:c="2"/>&lt;/int&gt;</text:p>
      <text:p text:style-name="P36"><text:s text:c="2"/></text:p>
      <text:p text:style-name="P36"><text:s text:c="2"/>&lt;group replication="4"&gt;</text:p>
      <text:p text:style-name="P36"><text:s text:c="4"/>&lt;name&gt;Channels&lt;/name&gt;</text:p>
      <text:p text:style-name="P36"><text:s text:c="4"/>&lt;description&gt;Each channel is one pair of output wires and contains two inputs.&lt;/description&gt;</text:p>
      <text:p text:style-name="P36"><text:s text:c="4"/>&lt;repname&gt;Channel&lt;/repname&gt;</text:p>
      <text:p text:style-name="P36"><text:s text:c="3"/></text:p>
      <text:p text:style-name="P36"><text:s text:c="4"/>&lt;group&gt;</text:p>
      <text:p text:style-name="P36"><text:s text:c="6"/>&lt;name&gt;Turnout output&lt;/name&gt;</text:p>
      <text:p text:style-name="P36"><text:s text:c="6"/></text:p>
      <text:p text:style-name="P36"><text:s text:c="6"/>&lt;int size="1"&gt;&lt;name&gt;Output option&lt;/name&gt;</text:p>
      <text:p text:style-name="P36"><text:s text:c="8"/>&lt;default&gt;1&lt;/default&gt;</text:p>
      <text:p text:style-name="P36"><text:s text:c="8"/>&lt;map&gt;</text:p>
      <text:p text:style-name="P36"><text:s text:c="8"/>&lt;relation&gt;&lt;property&gt;1&lt;/property&gt;&lt;value&gt;Pulse re-triggerable&lt;/value&gt;&lt;/relation&gt;</text:p>
      <text:p text:style-name="P36"><text:s text:c="8"/>&lt;relation&gt;&lt;property&gt;2&lt;/property&gt;&lt;value&gt;Pulse non-retriggerable&lt;/value&gt;&lt;/relation&gt;</text:p>
      <text:p text:style-name="P36"><text:s text:c="8"/>&lt;relation&gt;&lt;property&gt;3&lt;/property&gt;&lt;value&gt;Static light or slow-motion turnout machine&lt;/value&gt;&lt;/relation&gt;</text:p>
      <text:p text:style-name="P36"><text:s text:c="8"/>&lt;relation&gt;&lt;property&gt;4&lt;/property&gt;&lt;value&gt;Blinking lamp&lt;/value&gt;&lt;/relation&gt;</text:p>
      <text:p text:style-name="P36"><text:s text:c="8"/>&lt;/map&gt;</text:p>
      <text:p text:style-name="P36"><text:s text:c="6"/>&lt;/int&gt;</text:p>
      <text:p text:style-name="P36"/>
      <text:p text:style-name="P36"><text:s text:c="6"/>&lt;int size="1"&gt;&lt;name&gt;Pulse length&lt;/name&gt;</text:p>
      <text:p text:style-name="P36"><text:s text:c="8"/>&lt;description&gt;Specifies the length of the output pulses for the pulsed output options. Ignored when output option is not pulsed.&lt;/description&gt;</text:p>
      <text:p text:style-name="P36"><text:s text:c="8"/>&lt;default&gt;0&lt;/default&gt;</text:p>
      <text:p text:style-name="P36"><text:s text:c="8"/>&lt;map&gt;</text:p>
      <text:p text:style-name="P36"><text:s text:c="8"/>&lt;relation&gt;&lt;property&gt;0&lt;/property&gt;&lt;value&gt;0.125 sec&lt;/value&gt;&lt;/relation&gt;</text:p>
      <text:p text:style-name="P36"><text:s text:c="8"/>&lt;relation&gt;&lt;property&gt;1&lt;/property&gt;&lt;value&gt;0.25 sec&lt;/value&gt;&lt;/relation&gt;</text:p>
      <text:p text:style-name="P36"><text:s text:c="8"/>&lt;relation&gt;&lt;property&gt;2&lt;/property&gt;&lt;value&gt;0.35 sec&lt;/value&gt;&lt;/relation&gt;</text:p>
      <text:p text:style-name="P36"><text:s text:c="8"/>&lt;relation&gt;&lt;property&gt;3&lt;/property&gt;&lt;value&gt;0.5 sec&lt;/value&gt;&lt;/relation&gt;</text:p>
      <text:p text:style-name="P36"><text:s text:c="8"/>&lt;relation&gt;&lt;property&gt;4&lt;/property&gt;&lt;value&gt;0.625 sec&lt;/value&gt;&lt;/relation&gt;</text:p>
      <text:p text:style-name="P36"><text:s text:c="8"/>&lt;relation&gt;&lt;property&gt;5&lt;/property&gt;&lt;value&gt;0.75 sec&lt;/value&gt;&lt;/relation&gt;</text:p>
      <text:p text:style-name="P36"><text:s text:c="8"/>&lt;relation&gt;&lt;property&gt;6&lt;/property&gt;&lt;value&gt;0.9 sec&lt;/value&gt;&lt;/relation&gt;</text:p>
      <text:p text:style-name="P36"><text:soft-page-break/><text:s text:c="8"/>&lt;relation&gt;&lt;property&gt;7&lt;/property&gt;&lt;value&gt;1 sec&lt;/value&gt;&lt;/relation&gt;</text:p>
      <text:p text:style-name="P36"><text:s text:c="8"/>&lt;relation&gt;&lt;property&gt;8&lt;/property&gt;&lt;value&gt;2 sec&lt;/value&gt;&lt;/relation&gt;</text:p>
      <text:p text:style-name="P36"><text:s text:c="8"/>&lt;relation&gt;&lt;property&gt;9&lt;/property&gt;&lt;value&gt;3 sec&lt;/value&gt;&lt;/relation&gt;</text:p>
      <text:p text:style-name="P36"><text:s text:c="8"/>&lt;relation&gt;&lt;property&gt;10&lt;/property&gt;&lt;value&gt;4 sec&lt;/value&gt;&lt;/relation&gt;</text:p>
      <text:p text:style-name="P36"><text:s text:c="8"/>&lt;relation&gt;&lt;property&gt;11&lt;/property&gt;&lt;value&gt;5 sec&lt;/value&gt;&lt;/relation&gt;</text:p>
      <text:p text:style-name="P36"><text:s text:c="8"/>&lt;relation&gt;&lt;property&gt;12&lt;/property&gt;&lt;value&gt;6 sec&lt;/value&gt;&lt;/relation&gt;</text:p>
      <text:p text:style-name="P36"><text:s text:c="8"/>&lt;relation&gt;&lt;property&gt;13&lt;/property&gt;&lt;value&gt;7.5 sec&lt;/value&gt;&lt;/relation&gt;</text:p>
      <text:p text:style-name="P36"><text:s text:c="8"/>&lt;relation&gt;&lt;property&gt;14&lt;/property&gt;&lt;value&gt;10 sec&lt;/value&gt;&lt;/relation&gt;</text:p>
      <text:p text:style-name="P36"><text:s text:c="8"/>&lt;relation&gt;&lt;property&gt;15&lt;/property&gt;&lt;value&gt;12 sec&lt;/value&gt;&lt;/relation&gt;</text:p>
      <text:p text:style-name="P36"><text:s text:c="8"/>&lt;/map&gt;</text:p>
      <text:p text:style-name="P36"><text:s text:c="6"/>&lt;/int&gt;</text:p>
      <text:p text:style-name="P36"><text:s text:c="6"/></text:p>
      <text:p text:style-name="P36"><text:s text:c="6"/>&lt;eventid&gt;</text:p>
      <text:p text:style-name="P36"><text:s text:c="8"/>&lt;name&gt;Turnout closed&lt;/name&gt;</text:p>
      <text:p text:style-name="P36"><text:s text:c="8"/>&lt;description&gt;When this event arrives, a turnout will be moved to the closed position or a lamp will be switched to ON.&lt;/description&gt;</text:p>
      <text:p text:style-name="P36"><text:s text:c="6"/>&lt;/eventid&gt;</text:p>
      <text:p text:style-name="P36"><text:s text:c="6"/>&lt;eventid&gt;</text:p>
      <text:p text:style-name="P36"><text:s text:c="8"/>&lt;name&gt;Turnout thrown&lt;/name&gt;</text:p>
      <text:p text:style-name="P36"><text:s text:c="8"/>&lt;description&gt;When this event arrives, a turnout will be moved to the thrown position or a lamp will be switched to OFF.&lt;/description&gt;</text:p>
      <text:p text:style-name="P36"><text:s text:c="6"/>&lt;/eventid&gt; <text:s text:c="5"/></text:p>
      <text:p text:style-name="P36"><text:s text:c="4"/>&lt;/group&gt;</text:p>
      <text:p text:style-name="P36"/>
      <text:p text:style-name="P36"><text:s text:c="4"/>&lt;group replication="2"&gt;&lt;name&gt;Inputs&lt;/name&gt;</text:p>
      <text:p text:style-name="P36"><text:s text:c="6"/>&lt;description&gt;Input 1 is the SWITCH input, Input 2 is the AUX input for this channel&lt;/description&gt;</text:p>
      <text:p text:style-name="P36"><text:s text:c="6"/>&lt;repname&gt;Input&lt;/repname&gt;</text:p>
      <text:p text:style-name="P36"><text:s text:c="6"/>&lt;eventid&gt;</text:p>
      <text:p text:style-name="P36"><text:s text:c="8"/>&lt;name&gt;Input active&lt;/name&gt;</text:p>
      <text:p text:style-name="P36"><text:s text:c="8"/>&lt;description&gt;This event is generated when the input line goes active. Independent from trigger setup.&lt;/description&gt;</text:p>
      <text:p text:style-name="P36"><text:s text:c="6"/>&lt;/eventid&gt;</text:p>
      <text:p text:style-name="P36"><text:s text:c="6"/>&lt;eventid&gt;</text:p>
      <text:p text:style-name="P36"><text:s text:c="8"/>&lt;name&gt;Input inactive&lt;/name&gt;</text:p>
      <text:p text:style-name="P36"><text:s text:c="8"/>&lt;description&gt;This event is generated when the input line goes inactive. Independent from trigger setup.&lt;/description&gt;</text:p>
      <text:p text:style-name="P36"><text:s text:c="6"/>&lt;/eventid&gt;</text:p>
      <text:p text:style-name="P36"><text:s text:c="6"/></text:p>
      <text:p text:style-name="P36"><text:s text:c="6"/>&lt;group&gt;&lt;name&gt;Trigger&lt;/name&gt;</text:p>
      <text:p text:style-name="P36"><text:s text:c="8"/>&lt;description&gt;Advanced triggering and local actions&lt;/description&gt;</text:p>
      <text:p text:style-name="P36"><text:s text:c="8"/></text:p>
      <text:p text:style-name="P36"><text:s text:c="8"/>&lt;int size="1"&gt;</text:p>
      <text:p text:style-name="P36"><text:s text:c="10"/>&lt;name&gt;Trigger condition&lt;/name&gt;</text:p>
      <text:p text:style-name="P36"><text:s text:c="10"/>&lt;map&gt;</text:p>
      <text:p text:style-name="P36"><text:s text:c="12"/>&lt;relation&gt;&lt;property&gt;0&lt;/property&gt;&lt;value&gt;Positive Edge: OFF to ON&lt;/value&gt;&lt;/relation&gt;</text:p>
      <text:p text:style-name="P36"><text:s text:c="12"/>&lt;relation&gt;&lt;property&gt;8&lt;/property&gt;&lt;value&gt;Negative Edge: ON to OFF&lt;/value&gt;&lt;/relation&gt;</text:p>
      <text:p text:style-name="P36"><text:soft-page-break/><text:s text:c="12"/>&lt;relation&gt;&lt;property&gt;1&lt;/property&gt;&lt;value&gt;Positive Level: ON&lt;/value&gt;&lt;/relation&gt;</text:p>
      <text:p text:style-name="P36"><text:s text:c="12"/>&lt;relation&gt;&lt;property&gt;9&lt;/property&gt;&lt;value&gt;Negative Level: OFF&lt;/value&gt;&lt;/relation&gt;</text:p>
      <text:p text:style-name="P36"><text:s text:c="12"/>&lt;relation&gt;&lt;property&gt;2&lt;/property&gt;&lt;value&gt;Output following: Output ON -- Positive Edge&lt;/value&gt;&lt;/relation&gt;</text:p>
      <text:p text:style-name="P36"><text:s text:c="12"/>&lt;relation&gt;&lt;property&gt;3&lt;/property&gt;&lt;value&gt;Reverse output following: Output ON -- Negative Edge&lt;/value&gt;&lt;/relation&gt;</text:p>
      <text:p text:style-name="P36"><text:s text:c="10"/>&lt;/map&gt;</text:p>
      <text:p text:style-name="P36"><text:s text:c="8"/>&lt;/int&gt;</text:p>
      <text:p text:style-name="P36"><text:s text:c="8"/>&lt;eventid&gt;</text:p>
      <text:p text:style-name="P36"><text:s text:c="10"/>&lt;name&gt;Trigger event&lt;/name&gt;</text:p>
      <text:p text:style-name="P36"><text:s text:c="10"/>&lt;description&gt;If set, this event is generated when triggered&lt;/description&gt;</text:p>
      <text:p text:style-name="P36"><text:s text:c="8"/>&lt;/eventid&gt;</text:p>
      <text:p text:style-name="P36"><text:s text:c="8"/>&lt;int size="1"&gt;</text:p>
      <text:p text:style-name="P36"><text:s text:c="10"/>&lt;name&gt;Action&lt;/name&gt;</text:p>
      <text:p text:style-name="P36"><text:s text:c="10"/>&lt;default&gt;1&lt;/default&gt;</text:p>
      <text:p text:style-name="P36"><text:s text:c="10"/>&lt;map&gt;</text:p>
      <text:p text:style-name="P36"><text:s text:c="12"/>&lt;relation&gt;&lt;property&gt;1&lt;/property&gt;&lt;value&gt;No Action&lt;/value&gt;&lt;/relation&gt;</text:p>
      <text:p text:style-name="P36"><text:s text:c="12"/>&lt;relation&gt;&lt;property&gt;0&lt;/property&gt;&lt;value&gt;Output toggle&lt;/value&gt;&lt;/relation&gt;</text:p>
      <text:p text:style-name="P36"><text:s text:c="12"/>&lt;relation&gt;&lt;property&gt;2&lt;/property&gt;&lt;value&gt;Output Thrown&lt;/value&gt;&lt;/relation&gt;</text:p>
      <text:p text:style-name="P36"><text:s text:c="12"/>&lt;relation&gt;&lt;property&gt;3&lt;/property&gt;&lt;value&gt;Output Closed&lt;/value&gt;&lt;/relation&gt;</text:p>
      <text:p text:style-name="P36"><text:s text:c="12"/>&lt;relation&gt;&lt;property&gt;7&lt;/property&gt;&lt;value&gt;Output Follows Input&lt;/value&gt;&lt;/relation&gt;</text:p>
      <text:p text:style-name="P36"><text:s text:c="12"/>&lt;relation&gt;&lt;property&gt;4&lt;/property&gt;&lt;value&gt;Turntable Pause&lt;/value&gt;&lt;/relation&gt;</text:p>
      <text:p text:style-name="P36"><text:s text:c="12"/>&lt;relation&gt;&lt;property&gt;5&lt;/property&gt;&lt;value&gt;Turntable Continue&lt;/value&gt;&lt;/relation&gt;</text:p>
      <text:p text:style-name="P36"><text:s text:c="12"/>&lt;relation&gt;&lt;property&gt;6&lt;/property&gt;&lt;value&gt;Local Route&lt;/value&gt;&lt;/relation&gt;</text:p>
      <text:p text:style-name="P36"><text:s text:c="10"/>&lt;/map&gt;</text:p>
      <text:p text:style-name="P36"><text:s text:c="8"/>&lt;/int&gt;</text:p>
      <text:p text:style-name="P36"><text:s text:c="6"/>&lt;/group&gt;</text:p>
      <text:p text:style-name="P36"><text:s text:c="4"/>&lt;/group&gt;</text:p>
      <text:p text:style-name="P36"><text:s text:c="4"/></text:p>
      <text:p text:style-name="P36"><text:s text:c="4"/>&lt;int size="1"&gt;&lt;name&gt;Generate output events&lt;/name&gt;</text:p>
      <text:p text:style-name="P36"><text:s text:c="6"/>&lt;description&gt;If set, local output modification by Advanced triggers will generate the same events that would trigger that output change.&lt;/description&gt;</text:p>
      <text:p text:style-name="P36"><text:s text:c="6"/>&lt;default&gt;0&lt;/default&gt;</text:p>
      <text:p text:style-name="P36"><text:s text:c="6"/>&lt;map&gt;</text:p>
      <text:p text:style-name="P36"><text:s text:c="8"/>&lt;relation&gt;&lt;property&gt;0&lt;/property&gt;&lt;value&gt;off&lt;/value&gt;&lt;/relation&gt;</text:p>
      <text:p text:style-name="P36"><text:s text:c="8"/>&lt;relation&gt;&lt;property&gt;1&lt;/property&gt;&lt;value&gt;on&lt;/value&gt;&lt;/relation&gt;</text:p>
      <text:p text:style-name="P36"><text:s text:c="6"/>&lt;/map&gt;</text:p>
      <text:p text:style-name="P36"><text:s text:c="4"/>&lt;/int&gt;</text:p>
      <text:p text:style-name="P36"><text:s text:c="2"/>&lt;/group&gt;</text:p>
      <text:p text:style-name="P36">&lt;/segment&gt;</text:p>
      <text:p text:style-name="P36">&lt;/cdi&gt;</text:p>
      <text:p text:style-name="P1"><text:change-end text:change-id="ct86347712"/></text:p>
      <text:p text:style-name="P14"><text:change text:change-id="ct86354048"/><text:change text:change-id="ct86353856"/><text:change text:change-id="ct86353664"/><text:change text:change-id="ct86353472"/><text:change text:change-id="ct86353280"/><text:change text:change-id="ct86353088"/><text:change text:change-id="ct86352896"/><text:change text:change-id="ct86352704"/><text:change text:change-id="ct86352512"/><text:change text:change-id="ct86352320"/><text:change text:change-id="ct86352128"/><text:change text:change-id="ct86351936"/><text:change text:change-id="ct86351744"/><text:change text:change-id="ct86351552"/><text:change text:change-id="ct86351360"/><text:change text:change-id="ct86351168"/><text:change text:change-id="ct86350976"/><text:change text:change-id="ct86350784"/><text:change text:change-id="ct86350592"/><text:change text:change-id="ct86350400"/><text:change text:change-id="ct86350208"/><text:change text:change-id="ct86350016"/><text:change text:change-id="ct86349824"/><text:change text:change-id="ct86349632"/><text:change text:change-id="ct86349440"/><text:change text:change-id="ct86349248"/><text:change text:change-id="ct86349056"/><text:change text:change-id="ct86348864"/><text:change text:change-id="ct86348672"/><text:change text:change-id="ct86348480"/><text:change text:change-id="ct86348288"/><text:change text:change-id="ct86348096"/><text:change text:change-id="ct86347904"/><text:change-start text:change-id="ct86354944"/><text:span text:style-name="T2">This example </text:span><text:change-end text:change-id="ct86354944"/><text:change-start text:change-id="ct86079600"/><text:span text:style-name="T2">tries to follow the configuration options of the DS54 moderately accurately. This means that most of the features are present, and where meaningful, the enumeration values were kept, but </text:span><text:change-end text:change-id="ct86079600"/><text:change-start text:change-id="ct86356192"/><text:span text:style-name="T2">in a number of cases the conceptual model that the DS54 is following (LocoNet device and DCC accessory decoder) does not fit the conceptual model of an OpenLCB node. These conceptual differences were </text:span><text:soft-page-break/><text:span text:style-name="T2">incorporated in some cases, but there was no attempt made on redesigning the product into a great OpenLCB Accessory Decoder, since that is not subject of this Technical Note.</text:span><text:change-end text:change-id="ct86356192"/><text:change-start text:change-id="ct86347520"/></text:p>
      <text:p text:style-name="P14"><text:change-end text:change-id="ct86347520"/><text:change-start text:change-id="ct86355136"/></text:p>
      <text:list xml:id="list4362276767577473476" text:style-name="L12">
        <text:list-item>
          <text:p text:style-name="P74"><text:change-end text:change-id="ct86355136"/><text:change-start text:change-id="ct86355328"/>Addressing</text:p>
          <text:list>
            <text:list-item>
              <text:p text:style-name="P77"><text:change-end text:change-id="ct86355328"/><text:change-start text:change-id="ct86355600"/><text:span text:style-name="T2">The CV addressing </text:span><text:change-end text:change-id="ct86355600"/><text:change-start text:change-id="ct86360240"/><text:span text:style-name="T2">scheme is not kept, because the address space of OpenLCB Configuration Space is not limited in size like that of DCC CVs using handheld throttles as configuration tools.</text:span><text:change-end text:change-id="ct86360240"/><text:change-start text:change-id="ct86360432"/></text:p>
            </text:list-item>
            <text:list-item>
              <text:p text:style-name="P74"><text:change-end text:change-id="ct86360432"/><text:change-start text:change-id="ct86365312"/>In particular there is no reason to encode multiple options in one CV, so the upper nibble <text:span text:style-name="T1">–</text:span> lower nibble encoding that the <text:span text:style-name="T43">T</text:span>riggers and Actions use was not reproduced. The conceptual requirement for the Variables in <text:change-end text:change-id="ct86365312"/><text:change-start text:change-id="ct86367808"/>CDI is that each variable must be independently addressable, and byte is the smallest addressing unit.</text:p>
            </text:list-item>
            <text:list-item>
              <text:p text:style-name="P78"><text:span text:style-name="T2">No attempt was made to make the address layout friendly to the decoder code. In real life one might want to use the offset feature to lay out </text:span><text:change-end text:change-id="ct86367808"/><text:change-start text:change-id="ct86370448"/><text:span text:style-name="T2">variables at aligned boundaries and repeated groups to have some nice alignment (say each repetition is 32 bytes) to allow for easier </text:span><text:change-end text:change-id="ct86370448"/><text:change-start text:change-id="ct86362368"/><text:span text:style-name="T2">pointer manipulation.</text:span><text:change-end text:change-id="ct86362368"/><text:change-start text:change-id="ct86365520"/></text:p>
            </text:list-item>
          </text:list>
        </text:list-item>
        <text:list-item>
          <text:p text:style-name="P78"><text:change-end text:change-id="ct86365520"/><text:change text:change-id="ct86365792"/>In a real DS54, there are subtle differences between the Switch and Aux configuration choices on the various channels.<text:change text:change-id="ct86369872"/> <text:change-start text:change-id="ct86370064"/><text:span text:style-name="T39">Here we just used replication. </text:span><text:change-end text:change-id="ct86370064"/>For a real device, they could either be separately specified or (more likely) the differences wouldn't matter in a P/C-based device.<text:change-start text:change-id="ct86111648"/> <text:span text:style-name="T39">Also for a product choice the inputs would probably be better as numbered than named.</text:span><text:change-end text:change-id="ct86111648"/><text:change-start text:change-id="ct86112992"/></text:p>
        </text:list-item>
        <text:list-item>
          <text:p text:style-name="P79">Commands</text:p>
          <text:list>
            <text:list-item>
              <text:p text:style-name="P80">Instead of receiving DCC turnout commands, the Output entities receive a pair of events to set the output to thrown or closed.<text:change-end text:change-id="ct86112992"/><text:change-start text:change-id="ct86111168"/> There are alternate design options here: since each output <text:span text:style-name="T43">channel</text:span> is actually a pair of independently controllable outputs, there are four actual states (off-off, off-on, on-off, on-on). To reach all four states, <text:change-end text:change-id="ct86111168"/><text:change-start text:change-id="ct86380128"/>a real device might want to add additional consumers and their configurable <text:span text:style-name="T40">E</text:span>vent <text:span text:style-name="T40">ID</text:span>s. <text:span text:style-name="T40">Also when receiving the DCC turnout commands, the four states interact with the “Output Type” setting in weird and wonderful ways. This was not represented in the example above.</text:span></text:p>
            </text:list-item>
          </text:list>
        </text:list-item>
        <text:list-item>
          <text:p text:style-name="P79">Inputs</text:p>
          <text:list>
            <text:list-item>
              <text:p text:style-name="P79">The input lines, symmetrically to the output lines, use a pa<text:change-end text:change-id="ct86380128"/><text:change-start text:change-id="ct86115408"/>ir of <text:span text:style-name="T43">Event IDs</text:span> to generate native OpenLCB commands. For most of the use-cases this makes the Advanced Triggering feature unnecessary. For example the input's native <text:change-end text:change-id="ct86115408"/><text:change-start text:change-id="ct86376464"/><text:span text:style-name="T43">Event ID</text:span><text:change-end text:change-id="ct86376464"/><text:change-start text:change-id="ct86376112"/> can be configured to be the same as the output thrown event, which will establish both the necessary local control as well as the reporting of local control (see “Generate output events<text:change-end text:change-id="ct86376112"/><text:change-start text:change-id="ct86116224"/>” setting). In fact this is even more powerful, since local control is not restricted to the same output channel as the input button is assigned to.</text:p>
            </text:list-item>
            <text:list-item>
              <text:p text:style-name="P79">Nevertheless, the Triggering concept was mapped into this configuration, and the Trigger can also be observed on the OpenLCB <text:change-end text:change-id="ct86116224"/><text:change-start text:change-id="ct86110112"/>bus if needed by programming an Event ID <text:change-end text:change-id="ct86110112"/><text:change-start text:change-id="ct86110304"/>into the Trigger producer. In a real world the user would probably either use the Active+Inactive producers or the Tr<text:change-end text:change-id="ct86110304"/><text:change-start text:change-id="ct85381072"/>igger producer, but probably not both.</text:p>
            </text:list-item>
          </text:list>
        </text:list-item>
        <text:list-item>
          <text:p text:style-name="P86"><text:change-end text:change-id="ct85381072"/><text:change-start text:change-id="ct86117216"/>Loconet messages</text:p>
          <text:list>
            <text:list-item>
              <text:p text:style-name="P79">The original DS54 has extensive setting<text:change-end text:change-id="ct86117216"/><text:change-start text:change-id="ct86379056"/>s for generating various LocoNet messages. These are all superfluous, since the OpenLCB Event concept subsumes all the different use-cases<text:change-end text:change-id="ct86379056"/><text:change-start text:change-id="ct86116864"/> (including power off, turnout feedback, sensor input, etc. -- <text:span text:style-name="T43">they are all just Events</text:span>)</text:p>
            </text:list-item>
          </text:list>
        </text:list-item>
        <text:list-item>
          <text:p text:style-name="P79">Local routes and turnout chainin<text:change-end text:change-id="ct86116864"/><text:change-start text:change-id="ct85382992"/>g</text:p>
          <text:list>
            <text:list-item>
              <text:p text:style-name="P79"><text:soft-page-break/>In the Producer/Consumer model in OpenLCB these features are unnecessary, because the control model natively supports throwing multiple turnouts <text:change-end text:change-id="ct85382992"/><text:change-start text:change-id="ct86379408"/>by a single Event on the bus. Just configure the same Event ID into all the respective turnouts <text:span text:style-name="T41">for the desired direction</text:span>.<text:change-end text:change-id="ct86379408"/><text:change-start text:change-id="ct86371776"/> It is also possible to cause the feedback message from one input to throw another turnout by configuring them for the same Event ID.<text:change-end text:change-id="ct86371776"/></text:p>
            </text:list-item>
          </text:list>
        </text:list-item>
      </text:list>
      <text:p text:style-name="P1"><text:change text:change-id="ct86379600"/></text:p>
      <text:h text:style-name="P23" text:outline-level="2"><text:change text:change-id="ct86120032"/><text:change-start text:change-id="ct86371968"/>Notes about compression<text:change-end text:change-id="ct86371968"/></text:h>
      <text:p text:style-name="Text_20_body">This section is non-normative notes and suggestions for implementors<text:change-start text:change-id="ct86378672"/> <text:span text:style-name="T41">and future standardization efforts</text:span><text:change-end text:change-id="ct86378672"/>.</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7">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change text:change-id="ct86388848"/></text:p>
      <text:p text:style-name="Text_20_body"><text:change-start text:change-id="ct86389072"/></text:p>
      <text:p text:style-name="P53"><text:change-end text:change-id="ct8638907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text:s/>1 Introduction<text:tab/>1</text:p>
          <text:p text:style-name="P54"><text:s/>2 Annotations to the Standard<text:tab/>1</text:p>
          <text:p text:style-name="P55"><text:s/>2.1 Introduction<text:tab/>1</text:p>
          <text:p text:style-name="P55"><text:s/>2.2 Intended Use<text:tab/>1</text:p>
          <text:p text:style-name="P55"><text:s/>2.3 Reference and Context<text:tab/>1</text:p>
          <text:p text:style-name="P55"><text:s/>2.4 Content<text:tab/>2</text:p>
          <text:p text:style-name="P55"><text:s/>2.5 Format<text:tab/>2</text:p>
          <text:p text:style-name="P56"><text:s/>2.5.1 XML Elements<text:tab/>2</text:p>
          <text:p text:style-name="P57"><text:s/>2.5.1.1 &lt;identification&gt; Element<text:tab/>2</text:p>
          <text:p text:style-name="P57"><text:s/>2.5.1.2 &lt;acdi&gt; Element<text:tab/>3</text:p>
          <text:p text:style-name="P57"><text:s/>2.5.1.3 &lt;segment&gt; Element<text:tab/>4</text:p>
          <text:p text:style-name="P57"><text:s/>2.5.1.4 Data Elements<text:tab/>4</text:p>
          <text:p text:style-name="P55"><text:s/>2.6 Future Expansion<text:tab/>5</text:p>
          <text:p text:style-name="P54"><text:s/>3 Background Information<text:tab/>5</text:p>
          <text:p text:style-name="P55"><text:s/>3.1 Environment of Proposal<text:tab/>5</text:p>
          <text:p text:style-name="P56"><text:s/>3.1.1 Requirements<text:tab/>5</text:p>
          <text:p text:style-name="P56"><text:s/>3.1.2 Preferences<text:tab/>5</text:p>
          <text:p text:style-name="P56">Design Points<text:tab/>5</text:p>
          <text:p text:style-name="P56"><text:s/>3.1.3 Storage<text:tab/>6</text:p>
          <text:p text:style-name="P55"><text:s/>3.2 Example<text:tab/>8</text:p>
          <text:p text:style-name="P55"><text:s/>3.3 Notes about compression<text:tab/>13</text:p>
        </text:index-body>
      </text:table-of-conten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33625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 Configuration Desciption Information Technical Note</text:p>
      </style:header>
      <style:footer>
        <text:tracked-changes>
          <text:changed-region xml:id="ct85349520" text:id="ct85349520">
            <text:deletion>
              <office:change-info>
                <dc:creator>Balazs Racz</dc:creator>
                <dc:date>2015-02-17T00:40:00</dc:date>
              </office:change-info>
              <text:p text:style-name="MP3"><text:span text:style-name="Page_20_Number"><text:span text:style-name="MT1"><text:date style:data-style-name="N75" text:date-value="2015-02-17T00:40:24.419608572">Feb 17, 2015</text:date></text:span></text:span></text:p>
            </text:deletion>
          </text:changed-region>
          <text:changed-region xml:id="ct97873664" text:id="ct97873664">
            <text:insertion>
              <office:change-info>
                <dc:creator>Balazs Racz</dc:creator>
                <dc:date>2015-02-17T00:40:00</dc:date>
              </office:change-info>
            </text:insertion>
          </text:changed-region>
        </text:tracked-changes>
        <text:p text:style-name="MP2"><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change text:change-id="ct85349520"/><text:change-start text:change-id="ct97873664"/><text:span text:style-name="Page_20_Number"><text:span text:style-name="MT2">Feb 17, 2015</text:span></text:span><text:change-end text:change-id="ct97873664"/></text:p>
      </style:footer>
    </style:master-page>
    <style:master-page style:name="First_20_Page" style:display-name="First Page" style:page-layout-name="Mpm2" style:next-style-name="Standard">
      <style:header>
        <text:tracked-changes>
          <text:changed-region xml:id="ct86107088" text:id="ct86107088">
            <text:deletion>
              <office:change-info>
                <dc:creator>Balazs Racz</dc:creator>
                <dc:date>2015-02-17T00:39:00</dc:date>
              </office:change-info>
              <text:p text:style-name="MP7"><text:date style:data-style-name="N75" text:date-value="2015-02-17T00:40:24.420792935">Feb 17, 2015</text:date></text:p>
            </text:deletion>
          </text:changed-region>
          <text:changed-region xml:id="ct96428048" text:id="ct96428048">
            <text:insertion>
              <office:change-info>
                <dc:creator>Balazs Racz</dc:creator>
                <dc:date>2015-02-17T00:39:00</dc:date>
              </office:change-info>
            </text:insertion>
          </text:changed-region>
          <text:changed-region xml:id="ct75867728" text:id="ct75867728">
            <text:deletion>
              <office:change-info>
                <dc:creator>Balazs Racz</dc:creator>
                <dc:date>2015-02-17T00:39:00</dc:date>
              </office:change-info>
              <text:p text:style-name="MP7">Preliminary</text:p>
            </text:deletion>
          </text:changed-region>
          <text:changed-region xml:id="ct75866512" text:id="ct75866512">
            <text:insertion>
              <office:change-info>
                <dc:creator>Balazs Racz</dc:creator>
                <dc:date>2015-02-17T00:39:00</dc:date>
              </office:change-info>
            </text:insertion>
          </text:changed-region>
        </text:tracked-changes>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change text:change-id="ct86107088"/><text:change-start text:change-id="ct96428048"/>Feb 17, 2015<text:change-end text:change-id="ct96428048"/></text:p>
            </table:table-cell>
            <table:table-cell table:style-name="Table1.C1" office:value-type="string">
              <text:p text:style-name="MP7"><text:change text:change-id="ct75867728"/><text:change-start text:change-id="ct75866512"/>Adopted<text:change-end text:change-id="ct75866512"/></text:p>
            </table:table-cell>
          </table:table-row>
        </table:table>
        <text:p text:style-name="Header"/>
      </style:header>
      <style:footer>
        <text:tracked-changes>
          <text:changed-region xml:id="ct75210688" text:id="ct75210688">
            <text:deletion>
              <office:change-info>
                <dc:creator>Balazs Racz</dc:creator>
                <dc:date>2015-02-17T00:39:00</dc:date>
              </office:change-info>
              <text:p text:style-name="MP8"><text:span text:style-name="Page_20_Number"><text:span text:style-name="MT1"><text:date style:data-style-name="N75" text:date-value="2015-02-17T00:40:24.424056848">Feb 17, 2015</text:date></text:span></text:span></text:p>
            </text:deletion>
          </text:changed-region>
          <text:changed-region xml:id="ct85349824" text:id="ct85349824">
            <text:insertion>
              <office:change-info>
                <dc:creator>Balazs Racz</dc:creator>
                <dc:date>2015-02-17T00:39:00</dc:date>
              </office:change-info>
            </text:insertion>
          </text:changed-region>
        </text:tracked-changes>
        <text:p text:style-name="MP8"><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change text:change-id="ct75210688"/><text:change-start text:change-id="ct85349824"/><text:span text:style-name="Page_20_Number"><text:span text:style-name="MT2">Feb 17, 2015</text:span></text:span><text:change-end text:change-id="ct8534982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4</meta:editing-cycles>
    <meta:editing-duration>PT19H2M9S</meta:editing-duration>
    <meta:generator>LibreOffice/4.2.7.2$Linux_X86_64 LibreOffice_project/420m0$Build-2</meta:generator>
    <dc:date>2015-02-17T00:40:24.393095775</dc:date>
    <dc:creator>Balazs Racz</dc:creator>
    <meta:document-statistic meta:table-count="1" meta:image-count="1" meta:object-count="0" meta:page-count="14" meta:paragraph-count="344" meta:word-count="4228" meta:character-count="30447" meta:non-whitespace-character-count="25435"/>
    <meta:user-defined meta:name="Info 1"/>
    <meta:user-defined meta:name="Info 2"/>
    <meta:user-defined meta:name="Info 3"/>
    <meta:user-defined meta:name="Info 4"/>
  </office:meta>
</office:document-meta>
</file>